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35B0B1D59D619D5.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7cm" svg:stroke-color="#000000" draw:stroke-linejoin="bevel" svg:stroke-linecap="round" draw:fill="solid" draw:fill-color="#ffffff" fo:padding-top="0.023cm" fo:padding-bottom="0.023cm" fo:padding-left="0.023cm" fo:padding-right="0.023cm"/>
    </style:style>
    <style:style style:name="gr10"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35B0B1D59D619D5.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6.589cm" svg:height="0.519cm" svg:x="18.609cm" svg:y="15.458cm" svg:viewBox="0 0 6590 520" svg:d="M201 247v160h-53v-160l-148-226h56l116 184 117-184h60zM352 520v-35h325v35zM783 414c-29 0-53-7-67-25-14-14-21-35-21-64 0-32 10-53 28-71 21-17 53-24 99-28h67v-14c0-25-8-42-18-53-11-11-25-14-46-14s-39 3-49 10c-11 8-18 18-18 36l-53-4c11-56 49-81 120-81 39 0 67 7 85 25 17 17 28 42 28 74v127c0 18 0 29 3 36 4 7 11 11 25 11 4 0 7 0 14-4v32c-10 3-24 3-39 3-17 0-28-3-38-14-7-10-11-24-14-42-15 21-29 35-46 46-18 10-36 14-60 14zM793 379c18 0 36-4 50-14 14-7 24-18 31-33 11-14 15-32 15-46v-25l-57 4c-21 0-39 0-49 7-14 3-21 10-29 18-7 10-10 21-10 35 0 18 3 29 14 40 7 7 21 14 35 14zM1199 407l-81-121-78 121h-53l106-149-102-145h53l74 113 74-113h56l-102 141 106 153zM1298 50v-50h49v50zM1298 407v-294h49v294zM1647 325c0 29-11 50-32 68-21 14-53 21-88 21-39 0-67-7-88-18-18-14-32-31-39-57l46-11c3 19 14 30 25 37 14 10 31 10 56 10s42-3 53-10c14-7 18-18 18-37 0-10-4-21-11-28-11-7-21-10-39-18l-35-7c-28-7-49-17-60-21-14-10-21-17-28-28s-11-21-11-35c0-28 11-50 28-64 18-14 46-21 85-21 32 0 57 7 78 18 17 10 31 28 35 56l-42 4c-4-11-11-21-25-29-11-7-25-10-46-10s-39 3-49 10c-11 4-18 18-18 29 0 10 4 14 7 21 7 7 11 10 21 14 7 3 25 11 53 18 25 3 46 10 57 17 10 4 21 11 28 18s10 14 14 25c3 7 7 17 7 28zM1661 520v-35h325v35zM2017 407v-227c0-21 0-42-3-67h49c0 32 0 53 0 60h4c7-28 14-42 25-53 10-10 24-14 42-14 7 0 14 0 21 4v42c-7 0-14 0-25 0-21 0-35 7-49 25-7 17-14 42-14 77v153zM2451 258c0 53-10 92-31 117-25 25-57 39-99 39-46 0-78-14-99-39-21-28-35-64-35-117 0-99 46-152 134-152 46 0 77 14 99 39 21 25 31 60 31 113zM2402 258c0-39-7-71-21-88-11-18-32-29-60-29s-50 11-60 29c-14 21-21 49-21 88 0 42 7 70 21 89 10 21 32 32 56 32 32 0 53-11 64-29 14-22 21-50 21-92zM2698 361c-7 21-21 32-35 39-14 10-32 14-56 14-36 0-64-14-82-39-17-25-28-61-28-114 0-102 39-155 110-155 24 0 42 4 56 14 14 7 28 18 35 39v-35-124h50v347c0 32 0 53 3 60h-49c0 0 0-7 0-18 0-10 0-21 0-28zM2550 258c0 42 7 74 18 92 10 18 28 25 53 25 28 0 46-7 60-28 14-19 17-50 17-89 0-43-3-71-17-88-14-18-32-29-60-29-25 0-43 11-53 29-11 17-18 49-18 88zM2776 520v-35h328v35zM3305 407v-188c0-28-3-46-11-60-10-11-24-14-42-14-21 0-39 7-49 25-14 14-18 35-18 67v170h-49v-234c0-32 0-53-4-60h46l4 7c0 4 0 7 0 11 0 7 0 17 0 32 10-22 24-36 35-43 14-10 32-14 53-14s39 4 53 14c10 7 21 21 24 43h4c7-22 21-36 35-43 14-10 32-14 53-14 28 0 53 7 67 25 11 14 18 42 18 81v195h-50v-188c0-28-3-46-10-60-7-11-21-14-43-14-21 0-38 7-49 21-14 18-18 39-18 71v170zM3845 258c0 53-11 92-32 117-25 25-56 39-102 39-43 0-74-14-95-39-22-28-32-64-32-117 0-99 42-152 130-152 46 0 78 14 99 39s32 60 32 113zM3795 258c0-39-7-71-17-88-14-18-35-29-64-29-28 0-49 11-63 29-11 21-18 49-18 88 0 42 7 70 18 89 14 21 35 32 60 32 32 0 53-11 63-29 14-22 21-50 21-92zM3954 113v187c0 21 4 35 7 47 4 11 11 18 18 21 7 7 21 7 35 7 25 0 42-7 57-25 14-15 21-36 21-68v-169h49v234c0 35 0 53 0 60h-46v-7c0-4 0-7 0-14 0-4 0-14-3-28-11 21-25 35-39 42-14 10-32 14-53 14-35 0-56-7-74-25-14-14-21-42-21-78v-198zM4406 407v-188c0-18-4-32-7-46-4-10-11-18-18-21-11-7-21-7-39-7-21 0-42 7-56 25-11 14-18 35-18 67v170h-49v-234c0-32 0-53-4-60h46c0 0 4 0 4 7 0 4 0 7 0 11 0 7 0 17 0 32 14-22 24-36 38-43 18-10 36-14 57-14 32 0 56 7 70 25 18 14 26 42 26 81v195zM4643 407c-18 3-35 7-49 7-39 0-60-25-60-67v-199h-32v-35h35l14-67h32v67h53v35h-53v187c0 15 4 26 7 30 4 7 11 10 25 10 7 0 14-3 28-3zM4643 520v-35h325v35zM4996 50v-50h49v50zM4996 407v-294h49v294zM5310 407v-188c0-18-4-32-7-46-4-10-11-18-18-21-7-7-21-7-35-7-25 0-46 7-57 25-14 14-21 35-21 67v170h-49v-234c0-32 0-53 0-60h46v7c0 4 0 7 0 11 0 7 0 17 0 32h3c11-22 21-36 39-43 14-10 32-14 53-14 35 0 56 7 71 25 17 14 24 42 24 81v195zM5652 325c0 29-11 50-32 68-21 14-49 21-88 21-35 0-63-7-85-18-17-14-31-31-38-57l45-11c4 19 11 30 25 37 14 10 32 10 53 10 25 0 46-3 57-10 10-7 17-18 17-37 0-10-3-21-14-28-7-7-21-10-39-18l-35-7c-28-7-46-17-60-21-11-10-21-17-28-28-4-11-7-21-7-35 0-28 7-50 28-64 18-14 46-21 85-21 31 0 56 7 77 18 18 10 32 28 36 56l-43 4c-3-11-10-21-25-29-10-7-28-10-45-10-25 0-39 3-50 10-10 4-17 18-17 29 0 10 3 14 7 21 3 7 10 10 21 14 7 3 25 11 53 18 24 3 42 10 56 17 11 4 18 11 25 18s14 14 18 25c3 7 3 17 3 28zM5751 272c0 32 7 60 21 78s35 29 63 29c22 0 36-4 50-14 14-11 21-18 28-33l42 11c-17 46-60 71-120 71-45 0-77-14-102-39-21-25-32-64-32-117 0-50 11-85 32-113 25-25 57-39 99-39 88 0 130 53 130 159v7zM5913 233c-3-32-14-53-25-70-14-15-31-22-56-22s-42 11-56 25c-15 18-22 39-25 67zM6026 407v-227c0-21 0-42-4-67h50c0 32 0 53 0 60 10-28 17-42 28-53 11-10 25-14 42-14 7 0 15 0 22 4v42c-7 0-15 0-25 0-21 0-39 7-50 25-10 17-14 42-14 77v153zM6326 407c-18 3-35 7-53 7-39 0-57-25-57-67v-199h-35v-35h35l15-67h35v67h53v35h-53v187c0 15 0 26 7 30 3 7 11 10 21 10 7 0 18-3 32-3zM6590 325c0 29-10 50-31 68-21 14-50 21-89 21-35 0-63-7-84-18-21-14-32-31-39-57l42-11c4 19 14 30 25 37 14 10 32 10 56 10 25 0 43-3 53-10 15-7 18-18 18-37 0-10-3-21-11-28-7-7-21-10-38-18l-36-7c-28-7-49-17-60-21-10-10-21-17-28-28s-10-21-10-35c0-28 10-50 28-64 21-14 49-21 84-21 32 0 60 7 78 18 21 10 32 28 35 56l-42 4c-3-11-11-21-21-29-14-7-28-10-50-10-21 0-38 3-49 10-10 4-14 18-14 29 0 10 0 14 7 21 4 7 11 10 18 14 10 3 28 11 53 18 28 3 45 10 56 17 14 4 21 11 28 18s11 14 14 25c4 7 7 17 7 28z">
          <text:p/>
        </draw:path>
        <draw:path draw:style-name="gr3" draw:text-style-name="P3" draw:layer="layout" svg:width="6.597cm" svg:height="0.522cm" svg:x="18.605cm" svg:y="15.458cm" svg:viewBox="0 0 6598 523" svg:d="M205 247v159 3h-53-4v-3-159h4-4l-148-222v-7h4 56 4v3l116 184h-4l117-184v-3h60 3l-3 7zM201 247l148-226h4v4h-60v-4l3 4-116 180-4 7v-7l-116-180v-4 4h-56v-4h3l148 226v159h-3v-4h53v4h-4zM353 520v-35-4h3 325 3v4 35 3h-3-325-3zM356 516h325v4h-4v-35h4v3h-325v-3 35zM787 417c-32 0-53-11-71-25-14-18-21-39-21-67 0-32 11-57 32-74 21-14 53-25 99-25l67-4v4h-4v-14c0-25-7-42-14-49-11-11-25-18-46-18s-39 3-46 10c-10 11-17 18-17 36v3h-4l-53-7c7-56 49-84 120-84 39 0 67 10 85 28 21 17 28 42 28 74v127c0 14 3 25 7 32s11 10 21 10c4 0 7 0 14-3h4v3 32h-4c-10 3-24 7-39 7-17 0-31-7-42-18-7-10-10-24-14-46h4v4-4 4c-11 21-29 39-43 46-17 10-39 18-63 18zM787 409c24 0 42-3 60-14 14-10 28-24 42-46v-3h4 3v3c0 22 7 36 14 43 7 10 18 14 35 14 15 0 25 0 39-4v4h-3v-32h3v4c-3 0-10 3-14 3-14 0-21-7-25-14-3-7-7-21-7-35v-127c0-32-10-53-28-71-17-17-46-24-81-24-71 0-106 24-116 77h-4l4-3 49 3v4h-4c4-18 11-32 22-39 10-7 24-11 49-11 21 0 39 4 49 18 11 7 18 28 18 53v14 4h-3-67v-4 4c-46 3-78 10-96 28-21 14-28 35-28 67 0 28 7 46 21 60 14 17 35 24 64 24zM797 374c18 0 32-7 46-14s25-18 32-32c10-14 14-28 14-42v-25h4v4h-57c-21 0-39 3-49 7-11 3-21 10-29 21-3 7-7 18-7 32s4 28 11 35c11 7 21 14 35 14zM797 378c-14 0-28-4-39-14-7-7-14-22-14-39 0-14 4-28 11-39 7-7 18-14 28-21 14-4 32-7 53-7v3-3h57 3v3 25c0 14-7 32-14 46s-21 25-35 35c-14 7-32 11-50 11zM1199 409l-77-123h3l-81 123h-53-7l4-3 106-152h3l-3 4-99-145-4-3h4 53 3l74 116h-3l74-116h56 4l-4 3-98 145-4-4h4l105 152 4 3h-7-53zM1203 402h53v4 3l-106-151-3-4h3l99-144 3 3h-56 3l-74 113-3 7v-7l-74-113h-53l3-3 99 144v4l-106 151v-3-4h53v4h-3l81-120v-7l3 7 82 120h-4zM1302 50v-50h49 4v50 3h-4-49zM1302 46h49v4-50 4h-49v-4h3v50h-3zM1302 406v-293-3h49 4v3 293 3h-4-49zM1302 402h49v4-293h-49 3v293h-3zM1651 325c0 28-11 53-32 67s-53 25-88 25c-39 0-67-8-88-22-21-10-32-31-39-56v-4l46-10 3 3c4 14 11 25 25 32 11 7 28 11 53 11s39-4 53-11c11-7 14-18 14-32 0-10-3-17-10-24-8-7-22-14-36-18v-4 4l-35-11v-3 3c-32-7-49-14-64-21-10-7-21-14-28-24-7-11-10-25-10-39 0-28 10-50 28-64 21-14 49-21 88-21 32 0 60 4 78 14 21 14 31 32 38 60l-3 4-42 3h-4c-3-14-10-24-21-28-11-7-25-14-46-14s-39 7-49 10c-11 8-14 18-14 29 0 10 3 14 7 21 3 3 10 7 17 10 7 4 25 11 53 18s46 14 57 18c14 7 21 10 28 17s14 18 17 25c4 11 4 21 4 32zM1647 325c0-11-3-21-7-28-3-11-7-18-14-25-7-4-14-11-24-18-11-3-32-10-57-17-28-4-46-11-53-15-10-3-17-10-21-14-7-7-7-14-7-24 0-14 4-25 14-32 14-7 28-11 53-11 21 0 35 4 49 11 11 7 22 18 22 32l-4-4 46-3v3h-4c-3-25-14-42-35-53-17-10-42-17-74-17-39 0-63 7-81 21-21 14-28 32-28 60 0 14 3 24 7 35 7 7 17 18 28 25s32 14 60 21l35 7c18 7 32 11 39 21 11 7 14 18 14 28 0 18-7 29-17 39-15 7-32 11-57 11s-42-4-56-11-25-21-29-39h4v4l-42 7h-4l4-4c7 25 17 46 38 57 18 10 46 17 85 17 35 0 64-7 85-21s31-35 31-63zM1662 520v-35-4h3 325 3v4 35 3h-3-325-3zM1665 516h325v4h-4v-35h4v3h-325v-3 35zM2018 406v-226c0-21 0-42 0-67v-3h49 4v3c0 32 0 53 0 60h-4v-3h4v3h-4c7-28 18-46 29-56 10-7 24-14 42-14 7 0 14 3 21 3h4v4 42 7l-4-4c-7 0-14-3-25-3-21 0-35 11-46 28-10 18-14 39-14 74v152 3h-3-50-3zM2021 402h50v4h-4v-152c0-35 7-60 18-77 11-18 28-29 49-29 11 0 18 0 25 4h-4v-42h4v3c-7-3-14-3-21-3-18 0-28 3-39 14-11 7-18 24-28 49h-4-3c0-7 0-28 0-60h3-49 3c4 25 4 46 4 67v226h-4zM2459 258c0 53-11 91-35 120-22 24-57 39-99 39-46 0-78-15-102-43-22-28-32-67-32-116 0-103 46-155 134-155 46 0 81 14 102 38 21 25 32 64 32 117zM2452 258c0-50-7-88-28-113-22-25-53-35-99-35-88 0-131 49-131 148 0 49 11 88 32 113 25 24 53 38 99 38 42 0 74-10 95-35 21-28 32-63 32-116zM2402 258c0-39-7-67-17-85-11-21-32-28-60-28s-46 10-60 28c-11 18-18 46-18 85s7 67 18 88c14 18 32 28 56 28 32 0 50-10 64-28 10-18 17-46 17-88zM2406 258c0 42-4 70-18 91-14 18-35 29-67 29-28 0-49-11-60-29-14-21-21-49-21-91 0-39 7-71 21-88 14-22 36-32 64-32s53 10 63 32c14 17 18 49 18 88zM2706 360c-11 21-21 32-39 42-14 7-32 15-56 15-39 0-67-15-85-39-18-29-25-67-25-117 0-106 35-158 110-158 24 0 42 3 56 14 18 7 28 21 39 38l-4 4v-4 4l-3-35v-124h3 50 3v346c0 32 0 49 0 60l4 3h-4-49v-3c-4 0-4-7-4-21 0-7 0-18 0-25h4v4h-4v-4zM2702 357h4v3c0 7 0 14 3 25 0 10 0 17 0 21h-3v-4h49v4h-3c0-7-4-28-4-60v-346h4v4h-50v-4h4v124h-4 4v35h-4-3c-7-18-18-32-32-39s-32-10-56-10c-71 0-106 49-106 151 0 50 10 88 28 113 14 25 42 35 78 35 24 0 42-3 56-10 14-11 25-21 32-39zM2558 258c0 42 3 70 14 88 10 18 28 25 53 25 28 0 46-7 56-29 14-17 18-45 18-88 0-39-4-63-18-81-10-21-28-28-56-28-25 0-43 7-53 28-11 18-14 46-14 85zM2551 258c0-39 7-71 17-88 11-22 32-32 57-32 28 0 49 10 63 32 11 17 18 45 18 84 0 43-7 74-18 92-14 21-35 32-63 32-25 0-46-11-57-29-10-17-17-49-17-91zM2780 520v-35-4h328v4 35 3h-328zM2780 516h328v4h-4v-35h4v3h-328v-3h3v35h-3zM3306 406v-187c0-28-4-46-11-56-7-11-21-18-39-18-21 0-35 10-49 25-11 17-18 35-18 67v169 3h-49-4v-3-233c0-32 0-53 0-60l-3-3h3 46 4v3 7c3 4 3 7 3 11 0 7 0 17 0 32h-3v-4 4l-4-4c14-21 25-35 39-42 14-11 32-14 53-14s39 7 53 14c14 10 24 24 28 46h-4v-4h4v4l-4-4c11-18 25-32 39-42 14-11 32-14 53-14 32 0 53 10 67 24 14 18 21 46 21 85v194 3h-3-50v-3-187c0-28-3-46-14-56-7-11-17-18-39-18-21 0-35 10-45 25-14 17-18 35-18 67v169 3h-4-49-3zM3309 402h49v4h-3v-169c0-32 7-53 18-71 14-18 31-25 52-25 22 0 36 7 46 18 7 11 11 32 11 60v187h-4v-4h50v4h-4v-194c0-39-3-64-17-81-14-14-36-21-64-21-21 0-35 3-49 10-18 11-28 25-39 43v3h-4v-3c-7-18-14-32-28-43-10-7-28-10-49-10s-35 3-50 10c-14 7-24 21-35 43v3h-3-4v-3c0-15 0-25 0-32 0-4 0-7 0-11 0-3 0-7 0-7h-46 4c0 7 3 28 3 60v233h-3v-4h49v4h-3v-169c0-32 7-53 17-71 14-18 32-25 53-25s35 7 46 18c7 11 11 32 11 60v187h-4zM3852 258c0 53-10 91-35 120-21 24-56 39-102 39-43 0-74-15-99-43-21-28-32-67-32-116 0-103 46-155 134-155 46 0 81 14 103 38 21 25 31 64 31 117zM3849 258c0-50-11-88-32-113s-53-35-99-35c-88 0-130 49-130 148 0 49 10 88 35 113 21 24 53 38 92 38 46 0 77-10 99-35 21-28 35-63 35-116zM3796 258c0-39-7-67-18-85-10-21-31-28-60-28-28 0-46 10-60 28-10 18-17 46-17 85s7 67 17 88c14 18 32 28 57 28 32 0 49-10 63-28 11-18 18-46 18-88zM3803 258c0 42-7 70-21 91-14 18-35 29-67 29-25 0-46-11-60-29-14-21-21-49-21-91 0-39 7-71 21-88 14-22 35-32 63-32 32 0 53 10 64 32 14 17 21 49 21 88zM3962 113v187c0 18 3 32 3 42 4 11 11 18 18 22 7 7 21 7 35 7 25 0 42-7 57-22 10-17 17-38 17-67v-169-3h4 49 4v3 229c0 36 0 57 0 64v3h-4-46-3v-3c0 0 0-4 0-7 0-4 0-7 0-14 0-4 0-14 0-28v3-3h3c-10 21-24 35-39 45-17 7-35 15-56 15-35 0-60-11-74-29-14-14-25-42-25-81v-194-3h4 49 4zM3958 113h-49 3v194c0 39 7 64 21 78 15 17 36 24 71 24 21 0 39-3 53-10 14-11 28-25 39-46h3v4c4 14 4 24 4 28 0 7 0 10 0 14 0 3 0 7 0 7h-4v-4h46v4c-3-7-3-28-3-64v-229h3-49 3v169c0 29-7 53-21 71-14 14-35 25-60 25-14 0-28-4-35-7-11-7-18-14-21-25-4-14-7-28-7-46v-187zM4406 406v-187c0-18-3-32-7-42-3-11-7-18-17-25-8-4-18-7-36-7-21 0-39 10-53 25-14 17-21 38-21 67v169 3h-49-4v-3-233c0-32 0-53 0-60v-3h46 4v3l3 7c0 4 0 7 0 11 0 7 0 17 0 32h-3v-4 4-4c10-18 24-32 38-42 15-11 36-14 57-14 32 0 56 10 74 24 14 18 21 46 21 85v194 3h-49-4zM4410 402h49v4h-3v-194c0-39-7-64-22-81-17-14-38-21-70-21-21 0-39 3-53 10-14 11-28 25-39 43v3h-3-4v-3c0-15 0-25 0-32 0-4 0-7 0-11 0-3 0-7 0-7h-46 4c0 7 0 28 0 60v233-4h49v4h-3v-169c0-32 7-53 21-71s35-25 56-25c18 0 32 4 39 7 11 4 18 15 21 25 4 11 7 28 7 46v187h-3zM4647 406c-14 7-32 7-49 7-43 0-64-25-64-67v-198h4v4h-32-4v-4-35-3h4 35v3h-3l14-67v-3h3 32 4v3 67h-4v-3h53 4v3 35 4h-4-53v-4h4v184c0 14 3 25 7 28 3 7 10 11 21 11 7 0 14-4 28-4l4-3v3 39zM4644 406v-39h3v4c-14 3-21 3-28 3-14 0-21-3-28-7-4-7-7-18-7-35v-184-3h3 53v3-35h-53-3v-67h3v4h-32v-4h4l-18 67h-35v35-3h32 3v3 198c0 42 18 63 57 63 14 0 31-3 49-7v4zM4644 520v-35-4h3 325 3v4 35 3h-3-325-3zM4647 516h325v4h-4v-35h4v3h-325v-3 35zM5000 50v-50h49 4v50 3h-4-49zM5000 46h49v4-50 4h-49v-4h3v50h-3zM5000 406v-293-3h49 4v3 293 3h-4-49zM5000 402h49v4-293h-49 3v293h-3zM5310 406v-187c0-18-3-32-7-42-3-11-7-18-14-25-10-4-21-7-35-7-25 0-42 10-57 25-10 17-17 38-17 67v169 3h-4-49-4v-3-233c0-32 0-53 0-60l-3-3h7 46l3 3v7c0 4 0 7 0 11 0 7 0 17 0 32h-3v-4h3v4l-3-4c10-18 24-32 39-42 17-11 35-14 56-14 35 0 60 10 74 24 14 18 25 46 25 85v194 3h-4-49-4zM5314 402h49v4h-3v-194c0-39-7-64-21-81-15-14-39-21-71-21-21 0-39 3-53 10-14 11-28 25-39 43v3h-3-4v-3c0-15 0-25 0-32 0-4 0-7 0-11 0-3 0-7 0-7h4-46c0 7 3 28 3 60v233h-3v-4h49v4h-3v-169c0-32 7-53 21-71s35-25 60-25c14 0 28 4 35 7 11 4 18 15 21 25 4 11 4 28 4 46v187zM5660 325c0 28-11 53-32 67s-53 25-92 25c-35 0-63-8-85-22-21-10-35-31-38-56l-4-4h4l42-10h3v3c4 14 15 25 25 32 14 7 32 11 53 11 25 0 42-4 53-11 14-7 18-18 18-32 0-10-4-17-11-24s-21-14-39-18v-4 4l-35-11v-3 3c-28-7-46-14-60-21-11-7-21-14-28-24-7-11-11-25-11-39 0-28 11-50 28-64 22-14 50-21 89-21 31 0 56 4 77 14 21 14 32 32 39 60l-3 4-43 3h-3c-4-14-11-24-22-28-10-7-28-14-45-14-25 0-39 7-50 10-10 8-14 18-14 29 0 10 4 14 7 21 4 3 11 7 18 10 7 4 25 11 53 18s46 14 56 18c11 7 21 10 28 17s11 18 18 25c4 11 4 21 4 32zM5656 325c0-11-3-21-7-28-4-11-7-18-14-25-7-4-14-11-25-18-14-3-32-10-56-17-28-4-46-11-57-15-7-3-14-10-21-14-3-7-7-14-7-24 0-14 7-25 18-32 10-7 28-11 53-11 17 0 35 4 49 11 11 7 18 18 21 32l-3-4 46-3v3h-4c-4-25-14-42-35-53-18-10-43-17-74-17-39 0-64 7-85 21-18 14-25 32-25 60 0 14 0 24 7 35 7 7 18 18 29 25 10 7 31 14 60 21l35 7c17 7 32 11 39 21 10 7 14 18 14 28 0 18-7 29-21 39-11 7-32 11-57 11-21 0-42-4-53-11-14-7-25-21-28-39h3v4l-42 7h-3l3-4c7 25 18 46 39 57 18 10 46 17 81 17 39 0 67-7 88-21s32-35 32-63zM5758 268c0 36 7 60 22 78 14 18 31 28 59 28 18 0 36-7 50-14 10-7 21-18 25-32v-3l3 3 42 11h4l-4 3c-17 50-56 75-120 75-45 0-81-15-102-43-25-25-35-67-35-116 0-50 10-88 35-113 21-28 57-42 99-42 88 0 134 56 134 162v3 4h-4-211v-4zM5755 265h211v3h-3v-3c0-106-42-155-127-155-42 0-74 10-95 38-21 25-36 60-36 110 0 49 15 88 36 113 21 24 53 38 98 38 60 0 99-24 117-67h3l-3 4-42-14h3c-3 14-14 25-28 32-11 10-28 14-50 14-28 0-49-11-63-29-14-17-25-45-25-81v-3zM5914 233c-4-32-11-53-25-67-11-14-28-21-53-21s-42 7-56 25c-11 14-18 35-22 63h-3v-3h162v3zM5917 233h-162c0-28 7-53 21-67 14-18 35-28 60-28s46 10 56 25c15 14 25 38 25 70zM6026 406v-226c0-21 0-42 0-67l-3-3h3 50v3c3 32 3 53 3 60h-3v-3 3c7-28 14-46 28-56 11-7 25-14 42-14 7 0 15 3 22 3h3v4 42 7l-3-4c-7 0-15-3-25-3-21 0-35 11-46 28-11 18-14 39-14 74v152 3h-4-49-4zM6030 402h49v4h-3v-152c0-35 7-60 17-77 11-18 29-29 50-29 10 0 18 0 25 4h-4v-42h4v3c-7-3-15-3-22-3-17 0-28 3-38 14-11 7-22 24-29 49h-3-4c0-7 0-28 0-60h4-50 4c0 25 4 46 4 67v226h-4zM6330 406c-18 7-35 7-53 7-39 0-60-25-60-67v-198h3v4h-35-3v-4-35-3h3 35v3h-3l18-67v-3h35v3 67-3h53 3v3 35 4h-3-53v-4 184c0 14 3 25 7 28 3 7 11 11 21 11 7 0 18-4 28-4l4-3v3zM6326 406v-39h4v4c-14 3-25 3-32 3-10 0-21-3-25-7-3-7-7-18-7-35v-184-3h4 53v3h-4v-35h4-53-4v-67h4v4h-35v-4h3l-14 67h-4-35 4v35h-4v-3h35 4v3 198c0 42 18 63 53 63 18 0 35-3 49-7l4 4zM6598 325c0 28-14 53-32 67-24 14-53 25-92 25-35 0-67-8-88-22-17-10-31-31-39-56v-4h4l42-10h4v3c3 14 10 25 25 32 10 7 28 11 52 11 25 0 43-4 53-11 11-7 18-18 18-32 0-10-7-17-14-24s-18-14-35-18v-4 4l-36-11v-3 3c-28-7-49-14-63-21-11-7-21-14-28-24-7-11-11-25-11-39 0-28 11-50 32-64 17-14 49-21 84-21 32 0 60 4 78 14 21 14 35 32 39 60v4l-46 3h-3c-4-14-11-24-22-28-10-7-24-14-46-14-21 0-35 7-45 10-11 8-18 18-18 29 0 10 4 14 7 21 4 3 11 7 18 10 10 4 28 11 56 18 25 7 42 14 57 18 10 7 21 10 28 17 3 7 10 18 14 25 3 11 7 21 7 32zM6591 325c0-11 0-21-7-28 0-11-7-18-11-25-7-4-17-11-28-18-11-3-28-10-56-17-29-4-46-11-53-15-11-3-18-10-21-14-4-7-8-14-8-24 0-14 8-25 18-32 11-7 28-11 49-11 22 0 36 4 50 11s21 18 25 32h-4v-4l42-3v3c-7-25-17-42-35-53-21-10-46-17-78-17-35 0-63 7-81 21-21 14-28 32-28 60 0 14 4 24 11 35 7 7 14 18 24 25 15 7 32 14 60 21l36 7c17 7 31 11 42 21 7 7 11 18 11 28 0 18-7 29-18 39-14 7-32 11-57 11-24 0-42-4-56-11s-21-21-28-39h3v4l-42 7 4-4c3 25 17 46 35 57 21 10 49 17 84 17 36 0 68-7 85-21 21-14 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4cm" svg:height="0.282cm" svg:x="18.563cm" svg:y="18.845cm" svg:viewBox="0 0 2075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8 0 53 7 71 21 18 11 25 32 25 57 0 17-7 35-18 49-10 14-29 21-50 28l79 118zM1139 85c0-18-3-29-14-39-11-7-28-11-46-11h-88v99h88c18 0 35-4 46-14 11-7 14-18 14-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49 35c-28 43-46 74-56 99-14 25-21 46-28 72-4 24-7 49-7 74h-36c0-36 4-71 21-111 15-39 39-84 74-134h-148v-28h180zM2075 141c0 46-7 82-25 107-14 25-38 35-70 35s-53-10-71-35c-14-25-21-61-21-107s7-81 21-106c14-21 39-35 71-35 35 0 56 14 74 39 14 21 21 56 21 102zM2040 141c0-39-4-67-14-85-7-17-25-28-46-28-18 0-36 11-46 28-7 18-14 46-14 85s7 68 14 86c10 17 28 28 46 28 21 0 35-11 46-28 10-18 14-47 14-86z">
          <text:p/>
        </draw:path>
        <draw:path draw:style-name="gr3" draw:text-style-name="P3" draw:layer="layout" svg:width="2.082cm" svg:height="0.286cm" svg:x="18.559cm" svg:y="18.845cm" svg:viewBox="0 0 2083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8 14 25 35 25 60 0 21-4 36-18 50-10 14-28 25-49 28v-3l78 120 3 3h-3-43zM1150 276h43v4h-4l-74-117-4-3h4c21-4 35-11 46-25 14-14 17-33 17-50 0-25-7-43-21-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35c-28 43-50 75-60 100-11 25-21 46-25 71-7 24-10 49-10 74v3h-36-3v-3c0-36 7-74 21-110 14-42 42-85 74-135h3v4h-148v-4-28-4h180 4v4zM1853 35v-28h-180 4v28h-4 148 4-4c-35 53-56 96-74 135-14 39-21 74-21 110v-4h36v4h-4c0-25 4-50 11-74 3-25 14-50 24-71 11-25 32-61 60-103zM2083 142c0 46-11 81-25 106-18 25-42 39-74 39s-57-14-71-39c-17-25-24-60-24-106 0-47 7-82 24-107 14-25 39-35 71-35 35 0 60 10 74 35s25 60 25 107zM2079 142c0-47-7-82-25-103-14-25-35-36-70-36-32 0-53 11-67 36-18 21-25 56-25 103 0 46 7 81 25 102 14 25 35 39 67 39s56-14 70-39c14-21 25-56 25-102zM2044 142c0-40-7-68-14-86-11-14-25-24-46-24-18 0-32 7-43 24-10 18-14 46-14 86 0 39 4 67 14 85 11 17 25 24 43 24 21 0 35-7 46-24 7-18 14-46 14-85zM2047 142c0 39-7 67-14 85-10 21-28 28-49 28s-36-7-46-25c-11-21-14-49-14-88 0-40 3-68 14-89 10-14 25-25 46-25 24 0 39 11 49 28 7 18 14 46 14 86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9.842cm" svg:height="5.869cm" svg:x="2.127cm" svg:y="12.643cm" svg:viewBox="0 0 9843 5870" svg:d="M9843 4534v-2247l-2004-481-2137 929c-152 64-367 60-575-14l-1411-501c-318-109-551-354-551-569v-963l-2865-688-258 900c-28 67-42 137-42 208v2248c0 222 141 430 377 557 233 131 536 163 808 92 2446-571 5095 74 6658 1616 208 194 540 286 864 236 321-49 582-229 681-473z">
          <text:p/>
        </draw:path>
        <draw:polygon draw:style-name="gr7" draw:text-style-name="P2" draw:layer="layout" svg:width="0cm" svg:height="0cm" svg:x="6.826cm" svg:y="15.539cm" svg:viewBox="0 0 0 0" draw:points="0,0">
          <text:p/>
        </draw:polygon>
        <draw:path draw:style-name="gr1" draw:text-style-name="P1" draw:layer="layout" svg:width="9.542cm" svg:height="4.533cm" svg:x="2.427cm" svg:y="12.643cm" svg:viewBox="0 0 9543 4534" svg:d="M9543 4534v-2248l-2004-480-2137 928c-152 64-367 60-575-18l-1411-497c-318-113-551-353-551-568v-963l-2865-688v2247z">
          <text:p/>
        </draw:path>
        <draw:polygon draw:style-name="gr7" draw:text-style-name="P2" draw:layer="layout" svg:width="0cm" svg:height="0cm" svg:x="6.826cm" svg:y="15.539cm" svg:viewBox="0 0 0 0" draw:points="0,0">
          <text:p/>
        </draw:polygon>
        <draw:path draw:style-name="gr1" draw:text-style-name="P1" draw:layer="layout" svg:width="9.842cm" svg:height="3.622cm" svg:x="2.127cm" svg:y="14.89cm" svg:viewBox="0 0 9843 3623" svg:d="M9843 2287l-455 850c-99 244-360 424-681 473-324 50-656-42-864-236-1563-1542-4212-2188-6658-1616-272 71-575 39-808-92-236-127-377-336-377-558 0-71 14-141 42-208l258-900z">
          <text:p/>
        </draw:path>
        <draw:polygon draw:style-name="gr7" draw:text-style-name="P2" draw:layer="layout" svg:width="0cm" svg:height="0cm" svg:x="6.826cm" svg:y="15.539cm" svg:viewBox="0 0 0 0" draw:points="0,0">
          <text:p/>
        </draw:polygon>
        <draw:polygon draw:style-name="gr1" draw:text-style-name="P1" draw:layer="layout" svg:width="0.258cm" svg:height="3.147cm" svg:x="2.169cm" svg:y="12.643cm" svg:viewBox="0 0 259 3148" draw:points="259,2252 259,0 0,900 0,3148">
          <text:p/>
        </draw:polygon>
        <draw:polygon draw:style-name="gr7" draw:text-style-name="P2" draw:layer="layout" svg:width="0cm" svg:height="0cm" svg:x="6.826cm" svg:y="15.539cm" svg:viewBox="0 0 0 0" draw:points="0,0">
          <text:p/>
        </draw:polygon>
        <draw:path draw:style-name="gr1" draw:text-style-name="P1" draw:layer="layout" svg:width="0.921cm" svg:height="0.704cm" svg:x="10.195cm" svg:y="17.474cm" svg:viewBox="0 0 922 705" svg:d="M922 351c0-81-36-162-106-225-57-53-131-92-219-110-88-21-180-21-273 0-84 18-162 57-218 110-39 35-67 77-85 120-14 35-21 70-21 105 0 195 208 354 463 354 254 0 459-159 459-354z">
          <text:p/>
        </draw:path>
        <draw:polygon draw:style-name="gr7" draw:text-style-name="P2" draw:layer="layout" svg:width="0cm" svg:height="0cm" svg:x="6.826cm" svg:y="15.539cm" svg:viewBox="0 0 0 0" draw:points="0,0">
          <text:p/>
        </draw:polygon>
        <draw:path draw:style-name="gr1" draw:text-style-name="P1" draw:layer="layout" svg:width="0.921cm" svg:height="0.708cm" svg:x="2.564cm" svg:y="15.643cm" svg:viewBox="0 0 922 709" svg:d="M922 356c0-81-39-163-106-227-56-53-134-92-223-113-85-21-180-21-268 0s-163 60-219 113c-39 35-67 78-85 120-14 36-21 72-21 107 0 194 205 353 459 353 255 0 463-159 463-353z">
          <text:p/>
        </draw:path>
        <draw:polygon draw:style-name="gr7" draw:text-style-name="P2" draw:layer="layout" svg:width="0cm" svg:height="0cm" svg:x="6.826cm" svg:y="15.539cm" svg:viewBox="0 0 0 0" draw:points="0,0">
          <text:p/>
        </draw:polygon>
        <draw:path draw:style-name="gr1" draw:text-style-name="P1" draw:layer="layout" svg:width="0.921cm" svg:height="0.578cm" svg:x="10.195cm" svg:y="17.6cm" svg:viewBox="0 0 922 579" svg:d="M106 0c-39 36-67 78-85 121-14 35-21 70-21 105 0 194 208 353 463 353 254 0 459-159 459-353 0-81-36-162-106-226-85 82-215 128-353 128-139 0-269-46-357-128z">
          <text:p/>
        </draw:path>
        <draw:polygon draw:style-name="gr7" draw:text-style-name="P2" draw:layer="layout" svg:width="0cm" svg:height="0cm" svg:x="6.826cm" svg:y="15.539cm" svg:viewBox="0 0 0 0" draw:points="0,0">
          <text:p/>
        </draw:polygon>
        <draw:path draw:style-name="gr1" draw:text-style-name="P1" draw:layer="layout" svg:width="0.921cm" svg:height="0.579cm" svg:x="2.564cm" svg:y="15.772cm" svg:viewBox="0 0 922 580" svg:d="M106 0c-39 35-67 78-85 120-14 36-21 72-21 107 0 194 205 353 459 353 255 0 463-159 463-353 0-81-39-163-106-227-88 81-220 128-357 128-138 0-265-47-353-128z">
          <text:p/>
        </draw:path>
        <draw:polygon draw:style-name="gr7" draw:text-style-name="P2" draw:layer="layout" svg:width="0cm" svg:height="0cm" svg:x="6.826cm" svg:y="15.539cm" svg:viewBox="0 0 0 0" draw:points="0,0">
          <text:p/>
        </draw:polygon>
        <draw:path draw:style-name="gr1" draw:text-style-name="P1" draw:layer="layout" svg:width="0.766cm" svg:height="0.547cm" svg:x="8.293cm" svg:y="15.762cm" svg:viewBox="0 0 767 548" svg:d="M756 424c7-18 11-39 11-60 0-132-145-276-336-336s-371-21-420 92c-49 127 74 297 279 382 204 84 413 49 466-78z">
          <text:p/>
        </draw:path>
        <draw:polygon draw:style-name="gr7" draw:text-style-name="P2" draw:layer="layout" svg:width="0cm" svg:height="0cm" svg:x="6.826cm" svg:y="15.539cm" svg:viewBox="0 0 0 0" draw:points="0,0">
          <text:p/>
        </draw:polygon>
        <draw:path draw:style-name="gr1" draw:text-style-name="P1" draw:layer="layout" svg:width="0.762cm" svg:height="0.546cm" svg:x="5.337cm" svg:y="15.053cm" svg:viewBox="0 0 763 547" svg:d="M752 423c11-18 11-39 11-60 0-127-141-272-335-335-192-60-372-21-417 95-50 123 74 293 278 377 206 86 414 51 463-77z">
          <text:p/>
        </draw:path>
        <draw:polygon draw:style-name="gr7" draw:text-style-name="P2" draw:layer="layout" svg:width="0cm" svg:height="0cm" svg:x="6.826cm" svg:y="15.539cm" svg:viewBox="0 0 0 0" draw:points="0,0">
          <text:p/>
        </draw:polygon>
        <draw:path draw:style-name="gr1" draw:text-style-name="P1" draw:layer="layout" svg:width="0.63cm" svg:height="0.452cm" svg:x="2.59cm" svg:y="14.459cm" svg:viewBox="0 0 631 453" svg:d="M448 450c113-7 183-67 183-148 0-93-88-195-218-255-131-60-277-64-354-4-81 53-78 155 3 252 7 10 18 17 29 28 81 74 205 127 318 130 14 0 28 0 39-3z">
          <text:p/>
        </draw:path>
        <draw:polygon draw:style-name="gr7" draw:text-style-name="P2" draw:layer="layout" svg:width="0cm" svg:height="0cm" svg:x="6.826cm" svg:y="15.539cm" svg:viewBox="0 0 0 0" draw:points="0,0">
          <text:p/>
        </draw:polygon>
        <draw:path draw:style-name="gr1" draw:text-style-name="P1" draw:layer="layout" svg:width="0.629cm" svg:height="0.449cm" svg:x="9.936cm" svg:y="14.776cm" svg:viewBox="0 0 630 450" svg:d="M450 450c110-10 180-67 180-148 0-96-88-198-220-255-130-60-275-63-352-7-78 57-78 159 3 252 11 10 18 21 28 28 85 77 205 127 318 130 14 0 28 0 43 0z">
          <text:p/>
        </draw:path>
        <draw:polygon draw:style-name="gr7" draw:text-style-name="P2" draw:layer="layout" svg:width="0cm" svg:height="0cm" svg:x="6.826cm" svg:y="15.539cm" svg:viewBox="0 0 0 0" draw:points="0,0">
          <text:p/>
        </draw:polygon>
        <draw:path draw:style-name="gr1" draw:text-style-name="P1" draw:layer="layout" svg:width="0.629cm" svg:height="0.449cm" svg:x="3.83cm" svg:y="13.312cm" svg:viewBox="0 0 630 450" svg:d="M450 450c109-7 180-68 180-149 0-95-89-194-219-254-131-60-273-63-354-7-77 57-77 159 7 251 7 10 14 21 25 28 85 78 209 128 322 131 14 0 25 0 39 0z">
          <text:p/>
        </draw:path>
        <draw:polygon draw:style-name="gr7" draw:text-style-name="P2" draw:layer="layout" svg:width="0cm" svg:height="0cm" svg:x="6.826cm" svg:y="15.539cm" svg:viewBox="0 0 0 0" draw:points="0,0">
          <text:p/>
        </draw:polygon>
        <draw:path draw:style-name="gr1" draw:text-style-name="P1" draw:layer="layout" svg:width="0.631cm" svg:height="0.453cm" svg:x="11.176cm" svg:y="16.515cm" svg:viewBox="0 0 632 454" svg:d="M448 451c113-7 184-65 184-150 0-91-88-194-220-254-134-60-275-63-356-7-78 57-74 159 7 251 7 10 18 21 28 28 81 81 205 132 318 135 14 0 24 0 39-3z">
          <text:p/>
        </draw:path>
        <draw:polygon draw:style-name="gr7" draw:text-style-name="P2" draw:layer="layout" svg:width="0cm" svg:height="0cm" svg:x="6.826cm" svg:y="15.539cm" svg:viewBox="0 0 0 0" draw:points="0,0">
          <text:p/>
        </draw:polygon>
        <draw:path draw:style-name="gr1" draw:text-style-name="P1" draw:layer="layout" svg:width="0.709cm" svg:height="0.24cm" svg:x="2.67cm" svg:y="15.659cm" svg:viewBox="0 0 710 241" svg:d="M219 0c-88 21-163 60-219 113 88 81 215 128 353 128 137 0 269-47 357-128-56-53-134-92-223-113-74 57-194 57-268 0z">
          <text:p/>
        </draw:path>
        <draw:polygon draw:style-name="gr7" draw:text-style-name="P2" draw:layer="layout" svg:width="0cm" svg:height="0cm" svg:x="6.826cm" svg:y="15.539cm" svg:viewBox="0 0 0 0" draw:points="0,0">
          <text:p/>
        </draw:polygon>
        <draw:path draw:style-name="gr1" draw:text-style-name="P1" draw:layer="layout" svg:width="0.709cm" svg:height="0.24cm" svg:x="10.301cm" svg:y="17.49cm" svg:viewBox="0 0 710 241" svg:d="M218 0c-84 18-162 57-218 114 88 81 218 127 356 127 134 0 265-46 354-127-58-57-135-96-220-114-78 53-194 53-272 0z">
          <text:p/>
        </draw:path>
        <draw:polygon draw:style-name="gr7" draw:text-style-name="P2" draw:layer="layout" svg:width="0cm" svg:height="0cm" svg:x="6.826cm" svg:y="15.539cm" svg:viewBox="0 0 0 0" draw:points="0,0">
          <text:p/>
        </draw:polygon>
        <draw:path draw:style-name="gr1" draw:text-style-name="P1" draw:layer="layout" svg:width="0.63cm" svg:height="0.452cm" svg:x="2.59cm" svg:y="14.459cm" svg:viewBox="0 0 631 453" svg:d="M409 453c46-10 78-35 88-67 7-10 7-21 7-35 0-74-81-156-190-191-114-39-216-14-241 53-14 32-7 71 18 110-11-11-22-18-29-28-81-97-84-199-3-252 77-60 223-56 354 4 130 60 218 162 218 255 0 81-70 141-183 148-11 3-25 3-39 3z">
          <text:p/>
        </draw:path>
        <draw:polygon draw:style-name="gr7" draw:text-style-name="P2" draw:layer="layout" svg:width="0cm" svg:height="0cm" svg:x="6.826cm" svg:y="15.539cm" svg:viewBox="0 0 0 0" draw:points="0,0">
          <text:p/>
        </draw:polygon>
        <draw:path draw:style-name="gr1" draw:text-style-name="P1" draw:layer="layout" svg:width="0.629cm" svg:height="0.449cm" svg:x="9.936cm" svg:y="14.776cm" svg:viewBox="0 0 630 450" svg:d="M407 450c47-10 79-31 93-63 3-11 7-25 7-35 0-74-86-160-195-195-110-36-212-11-240 53-14 31-7 75 17 110-10-7-17-18-28-28-81-93-81-195-3-252 77-56 222-53 352 7 132 57 220 159 220 255 0 81-70 138-180 148-15 0-29 0-43 0z">
          <text:p/>
        </draw:path>
        <draw:polygon draw:style-name="gr7" draw:text-style-name="P2" draw:layer="layout" svg:width="0cm" svg:height="0cm" svg:x="6.826cm" svg:y="15.539cm" svg:viewBox="0 0 0 0" draw:points="0,0">
          <text:p/>
        </draw:polygon>
        <draw:path draw:style-name="gr1" draw:text-style-name="P1" draw:layer="layout" svg:width="0.629cm" svg:height="0.449cm" svg:x="3.83cm" svg:y="13.312cm" svg:viewBox="0 0 630 450" svg:d="M411 450c42-10 74-31 88-63 4-15 7-26 7-36 0-74-85-159-194-194-110-36-213-11-241 52-14 32-7 71 18 110-11-7-18-18-25-28-84-92-84-194-7-251 81-56 223-53 354 7 130 60 219 159 219 254 0 81-71 142-180 149-14 0-25 0-39 0z">
          <text:p/>
        </draw:path>
        <draw:polygon draw:style-name="gr7" draw:text-style-name="P2" draw:layer="layout" svg:width="0cm" svg:height="0cm" svg:x="6.826cm" svg:y="15.539cm" svg:viewBox="0 0 0 0" draw:points="0,0">
          <text:p/>
        </draw:polygon>
        <draw:path draw:style-name="gr1" draw:text-style-name="P1" draw:layer="layout" svg:width="0.631cm" svg:height="0.453cm" svg:x="11.176cm" svg:y="16.515cm" svg:viewBox="0 0 632 454" svg:d="M409 454c42-10 77-36 88-68 8-10 8-21 8-35 0-74-82-155-195-194-109-32-212-11-240 56-11 32-3 71 21 106-10-7-21-18-28-28-81-92-85-194-7-251 81-56 222-53 356 7 132 60 220 163 220 254 0 85-71 143-184 150-15 3-25 3-39 3z">
          <text:p/>
        </draw:path>
        <draw:polygon draw:style-name="gr7" draw:text-style-name="P2" draw:layer="layout" svg:width="0cm" svg:height="0cm" svg:x="6.826cm" svg:y="15.539cm" svg:viewBox="0 0 0 0" draw:points="0,0">
          <text:p/>
        </draw:polygon>
        <draw:path draw:style-name="gr1" draw:text-style-name="P1" draw:layer="layout" svg:width="0.439cm" svg:height="0.311cm" svg:x="11.241cm" svg:y="16.657cm" svg:viewBox="0 0 440 312" svg:d="M433 245c7-11 7-22 7-36 0-74-82-155-195-194-109-32-212-11-240 56-11 32-3 71 21 110 81 78 205 128 318 131 47-10 78-35 89-67z">
          <text:p/>
        </draw:path>
        <draw:polygon draw:style-name="gr7" draw:text-style-name="P2" draw:layer="layout" svg:width="0cm" svg:height="0cm" svg:x="6.826cm" svg:y="15.539cm" svg:viewBox="0 0 0 0" draw:points="0,0">
          <text:p/>
        </draw:polygon>
        <draw:path draw:style-name="gr1" draw:text-style-name="P1" draw:layer="layout" svg:width="0.441cm" svg:height="0.309cm" svg:x="10.001cm" svg:y="14.916cm" svg:viewBox="0 0 442 310" svg:d="M435 243c3-10 7-21 7-31 0-74-86-160-195-195-110-36-212-15-240 53-14 32-7 71 17 110 85 77 205 127 318 130 47-10 79-35 93-67z">
          <text:p/>
        </draw:path>
        <draw:polygon draw:style-name="gr7" draw:text-style-name="P2" draw:layer="layout" svg:width="0cm" svg:height="0cm" svg:x="6.826cm" svg:y="15.539cm" svg:viewBox="0 0 0 0" draw:points="0,0">
          <text:p/>
        </draw:polygon>
        <draw:path draw:style-name="gr1" draw:text-style-name="P1" draw:layer="layout" svg:width="0.437cm" svg:height="0.311cm" svg:x="2.656cm" svg:y="14.6cm" svg:viewBox="0 0 438 312" svg:d="M431 245c7-10 7-21 7-35 0-75-81-156-190-191-114-39-216-14-241 53-14 31-7 70 18 110 81 74 205 127 318 130 46-10 78-35 88-67z">
          <text:p/>
        </draw:path>
        <draw:polygon draw:style-name="gr7" draw:text-style-name="P2" draw:layer="layout" svg:width="0cm" svg:height="0cm" svg:x="6.826cm" svg:y="15.539cm" svg:viewBox="0 0 0 0" draw:points="0,0">
          <text:p/>
        </draw:polygon>
        <draw:path draw:style-name="gr1" draw:text-style-name="P1" draw:layer="layout" svg:width="0.441cm" svg:height="0.309cm" svg:x="3.894cm" svg:y="13.452cm" svg:viewBox="0 0 442 310" svg:d="M435 246c4-14 7-25 7-35 0-74-85-159-195-194-109-36-212-11-240 52-14 32-7 71 18 110 85 78 208 128 322 131 42-10 74-31 88-64z">
          <text:p/>
        </draw:path>
        <draw:polygon draw:style-name="gr7" draw:text-style-name="P2" draw:layer="layout" svg:width="0cm" svg:height="0cm" svg:x="6.826cm" svg:y="15.539cm" svg:viewBox="0 0 0 0" draw:points="0,0">
          <text:p/>
        </draw:polygon>
        <draw:path draw:style-name="gr1" draw:text-style-name="P1" draw:layer="layout" svg:width="0.046cm" svg:height="2.455cm" svg:x="2.127cm" svg:y="13.543cm" svg:viewBox="0 0 47 2456" svg:d="M47 2247v-2247c-32 67-47 137-47 208v2248c0-72 15-142 47-209z">
          <text:p/>
        </draw:path>
        <draw:polygon draw:style-name="gr7" draw:text-style-name="P2" draw:layer="layout" svg:width="0cm" svg:height="0cm" svg:x="6.826cm" svg:y="15.539cm" svg:viewBox="0 0 0 0" draw:points="0,0">
          <text:p/>
        </draw:polygon>
        <draw:path draw:style-name="gr1" draw:text-style-name="P1" draw:layer="layout" svg:width="0.271cm" svg:height="0.058cm" svg:x="2.889cm" svg:y="15.644cm" svg:viewBox="0 0 272 59" svg:d="M272 19c-89-25-184-25-272 0 74 54 194 54 272 0z">
          <text:p/>
        </draw:path>
        <draw:polygon draw:style-name="gr7" draw:text-style-name="P2" draw:layer="layout" svg:width="0cm" svg:height="0cm" svg:x="6.826cm" svg:y="15.539cm" svg:viewBox="0 0 0 0" draw:points="0,0">
          <text:p/>
        </draw:polygon>
        <draw:path draw:style-name="gr1" draw:text-style-name="P1" draw:layer="layout" svg:width="0.272cm" svg:height="0.055cm" svg:x="10.519cm" svg:y="17.474cm" svg:viewBox="0 0 273 56" svg:d="M273 16c-89-21-184-21-273 0 78 54 199 54 273 0z">
          <text:p/>
        </draw:path>
        <draw:polygon draw:style-name="gr7" draw:text-style-name="P2" draw:layer="layout" svg:width="0cm" svg:height="0cm" svg:x="6.826cm" svg:y="15.539cm" svg:viewBox="0 0 0 0" draw:points="0,0">
          <text:p/>
        </draw:polygon>
        <draw:line draw:style-name="gr8" draw:text-style-name="P2" draw:layer="layout" svg:x1="11.97cm" svg:y1="17.177cm" svg:x2="2.427cm" svg:y2="14.89cm">
          <text:p/>
        </draw:line>
        <draw:line draw:style-name="gr8" draw:text-style-name="P2" draw:layer="layout" svg:x1="2.427cm" svg:y1="14.89cm" svg:x2="2.427cm" svg:y2="12.643cm">
          <text:p/>
        </draw:line>
        <draw:line draw:style-name="gr8" draw:text-style-name="P2" draw:layer="layout" svg:x1="2.427cm" svg:y1="12.643cm" svg:x2="5.292cm" svg:y2="13.332cm">
          <text:p/>
        </draw:line>
        <draw:line draw:style-name="gr8" draw:text-style-name="P2" draw:layer="layout" svg:x1="5.288cm" svg:y1="13.331cm" svg:x2="5.288cm" svg:y2="14.294cm">
          <text:p/>
        </draw:line>
        <draw:path draw:style-name="gr8" draw:text-style-name="P2" draw:layer="layout" svg:width="0.554cm" svg:height="0.568cm" svg:x="5.288cm" svg:y="14.294cm" svg:viewBox="0 0 555 569" svg:d="M0 0c0 216 232 460 555 569">
          <text:p/>
        </draw:path>
        <draw:line draw:style-name="gr8" draw:text-style-name="P2" draw:layer="layout" svg:x1="5.838cm" svg:y1="14.862cm" svg:x2="7.254cm" svg:y2="15.364cm">
          <text:p/>
        </draw:line>
        <draw:path draw:style-name="gr8" draw:text-style-name="P2" draw:layer="layout" svg:width="0.579cm" svg:height="0.064cm" svg:x="7.249cm" svg:y="15.359cm" svg:viewBox="0 0 580 65" svg:d="M0 0c212 79 427 86 580 18">
          <text:p/>
        </draw:path>
        <draw:line draw:style-name="gr8" draw:text-style-name="P2" draw:layer="layout" svg:x1="9.966cm" svg:y1="14.449cm" svg:x2="7.828cm" svg:y2="15.378cm">
          <text:p/>
        </draw:line>
        <draw:line draw:style-name="gr8" draw:text-style-name="P2" draw:layer="layout" svg:x1="9.962cm" svg:y1="14.449cm" svg:x2="11.97cm" svg:y2="14.93cm">
          <text:p/>
        </draw:line>
        <draw:line draw:style-name="gr8" draw:text-style-name="P2" draw:layer="layout" svg:x1="11.969cm" svg:y1="17.176cm" svg:x2="11.969cm" svg:y2="14.929cm">
          <text:p/>
        </draw:line>
        <draw:path draw:style-name="gr8" draw:text-style-name="P2" draw:layer="layout" svg:width="0.629cm" svg:height="0.301cm" svg:x="3.83cm" svg:y="13.312cm" svg:viewBox="0 0 630 302" svg:d="M630 302c0-95-89-194-219-255-131-60-273-63-354-7-77 58-77 160 7 252">
          <text:p/>
        </draw:path>
        <draw:path draw:style-name="gr8" draw:text-style-name="P2" draw:layer="layout" svg:width="0.385cm" svg:height="0.159cm" svg:x="3.894cm" svg:y="13.603cm" svg:viewBox="0 0 386 160" svg:d="M0 0c88 102 252 170 386 159">
          <text:p/>
        </draw:path>
        <draw:path draw:style-name="gr8" draw:text-style-name="P2" draw:layer="layout" svg:width="0.18cm" svg:height="0.148cm" svg:x="4.279cm" svg:y="13.613cm" svg:viewBox="0 0 181 149" svg:d="M0 149c110-7 181-67 181-149">
          <text:p/>
        </draw:path>
        <draw:path draw:style-name="gr8" draw:text-style-name="P2" draw:layer="layout" svg:width="0.751cm" svg:height="0.366cm" svg:x="5.348cm" svg:y="15.053cm" svg:viewBox="0 0 752 367" svg:d="M752 367c0-130-141-276-335-339-192-60-372-21-417 95">
          <text:p/>
        </draw:path>
        <draw:path draw:style-name="gr8" draw:text-style-name="P2" draw:layer="layout" svg:width="0.751cm" svg:height="0.424cm" svg:x="5.337cm" svg:y="15.176cm" svg:viewBox="0 0 752 425" svg:d="M11 0c-50 123 74 294 278 378 206 85 414 50 463-74">
          <text:p/>
        </draw:path>
        <draw:path draw:style-name="gr8" draw:text-style-name="P2" draw:layer="layout" svg:width="0.011cm" svg:height="0.063cm" svg:x="6.088cm" svg:y="15.416cm" svg:viewBox="0 0 12 64" svg:d="M0 64c9-22 12-39 12-64">
          <text:p/>
        </draw:path>
        <draw:path draw:style-name="gr8" draw:text-style-name="P2" draw:layer="layout" svg:width="0.755cm" svg:height="0.363cm" svg:x="8.304cm" svg:y="15.762cm" svg:viewBox="0 0 756 364" svg:d="M756 364c0-127-145-272-335-336-192-60-372-21-421 96">
          <text:p/>
        </draw:path>
        <draw:path draw:style-name="gr8" draw:text-style-name="P2" draw:layer="layout" svg:width="0.755cm" svg:height="0.423cm" svg:x="8.293cm" svg:y="15.885cm" svg:viewBox="0 0 756 424" svg:d="M11 0c-49 124 74 293 279 378s413 50 466-78">
          <text:p/>
        </draw:path>
        <draw:path draw:style-name="gr8" draw:text-style-name="P2" draw:layer="layout" svg:width="0.011cm" svg:height="0.06cm" svg:x="9.048cm" svg:y="16.125cm" svg:viewBox="0 0 12 61" svg:d="M0 61c8-18 12-35 12-61">
          <text:p/>
        </draw:path>
        <draw:path draw:style-name="gr8" draw:text-style-name="P2" draw:layer="layout" svg:width="0.63cm" svg:height="0.301cm" svg:x="2.59cm" svg:y="14.459cm" svg:viewBox="0 0 631 302" svg:d="M631 302c0-92-88-194-218-255-131-60-277-64-354-4-81 58-78 156 3 252">
          <text:p/>
        </draw:path>
        <draw:path draw:style-name="gr8" draw:text-style-name="P2" draw:layer="layout" svg:width="0.385cm" svg:height="0.156cm" svg:x="2.652cm" svg:y="14.753cm" svg:viewBox="0 0 386 157" svg:d="M0 0c89 102 252 166 386 156">
          <text:p/>
        </draw:path>
        <draw:path draw:style-name="gr8" draw:text-style-name="P2" draw:layer="layout" svg:width="0.183cm" svg:height="0.148cm" svg:x="3.037cm" svg:y="14.76cm" svg:viewBox="0 0 184 149" svg:d="M0 149c109-7 184-68 184-149">
          <text:p/>
        </draw:path>
        <draw:path draw:style-name="gr8" draw:text-style-name="P2" draw:layer="layout" svg:width="0.629cm" svg:height="0.301cm" svg:x="9.936cm" svg:y="14.776cm" svg:viewBox="0 0 630 302" svg:d="M630 302c0-91-88-195-220-255-130-60-275-63-352-7-78 57-78 160 3 252">
          <text:p/>
        </draw:path>
        <draw:path draw:style-name="gr8" draw:text-style-name="P2" draw:layer="layout" svg:width="0.388cm" svg:height="0.157cm" svg:x="9.997cm" svg:y="15.067cm" svg:viewBox="0 0 389 158" svg:d="M0 0c92 102 254 170 389 156">
          <text:p/>
        </draw:path>
        <draw:path draw:style-name="gr8" draw:text-style-name="P2" draw:layer="layout" svg:width="0.183cm" svg:height="0.148cm" svg:x="10.382cm" svg:y="15.074cm" svg:viewBox="0 0 184 149" svg:d="M0 149c113-7 184-68 184-149">
          <text:p/>
        </draw:path>
        <draw:path draw:style-name="gr8" draw:text-style-name="P2" draw:layer="layout" svg:width="0.631cm" svg:height="0.301cm" svg:x="11.176cm" svg:y="16.515cm" svg:viewBox="0 0 632 302" svg:d="M632 302c0-91-88-195-220-255-134-60-275-63-356-7-78 57-74 160 7 255">
          <text:p/>
        </draw:path>
        <draw:path draw:style-name="gr8" draw:text-style-name="P2" draw:layer="layout" svg:width="0.385cm" svg:height="0.16cm" svg:x="11.239cm" svg:y="16.806cm" svg:viewBox="0 0 386 161" svg:d="M0 0c88 106 251 170 386 160">
          <text:p/>
        </draw:path>
        <draw:path draw:style-name="gr8" draw:text-style-name="P2" draw:layer="layout" svg:width="0.183cm" svg:height="0.149cm" svg:x="11.624cm" svg:y="16.816cm" svg:viewBox="0 0 184 150" svg:d="M0 150c112-7 184-68 184-150">
          <text:p/>
        </draw:path>
        <draw:line draw:style-name="gr8" draw:text-style-name="P2" draw:layer="layout" svg:x1="11.97cm" svg:y1="17.176cm" svg:x2="11.511cm" svg:y2="18.027cm">
          <text:p/>
        </draw:line>
        <draw:line draw:style-name="gr8" draw:text-style-name="P2" draw:layer="layout" svg:x1="2.428cm" svg:y1="14.89cm" svg:x2="2.169cm" svg:y2="15.791cm">
          <text:p/>
        </draw:line>
        <draw:path draw:style-name="gr8" draw:text-style-name="P2" draw:layer="layout" svg:width="1.545cm" svg:height="0.486cm" svg:x="9.969cm" svg:y="18.026cm" svg:viewBox="0 0 1546 487" svg:d="M1546 0c-99 245-360 425-681 474-324 50-656-42-865-236">
          <text:p/>
        </draw:path>
        <draw:path draw:style-name="gr8" draw:text-style-name="P2" draw:layer="layout" svg:width="1.189cm" svg:height="0.686cm" svg:x="2.127cm" svg:y="15.998cm" svg:viewBox="0 0 1190 687" svg:d="M1190 650c-276 71-580 39-813-92-236-127-377-335-377-558">
          <text:p/>
        </draw:path>
        <draw:path draw:style-name="gr8" draw:text-style-name="P2" draw:layer="layout" svg:width="0.046cm" svg:height="0.208cm" svg:x="2.127cm" svg:y="15.79cm" svg:viewBox="0 0 47 209" svg:d="M0 209c0-71 15-142 47-209">
          <text:p/>
        </draw:path>
        <draw:path draw:style-name="gr8" draw:text-style-name="P2" draw:layer="layout" svg:width="6.657cm" svg:height="1.824cm" svg:x="3.312cm" svg:y="16.442cm" svg:viewBox="0 0 6658 1825" svg:d="M0 205c2446-571 5095 74 6658 1620">
          <text:p/>
        </draw:path>
        <draw:path draw:style-name="gr8" draw:text-style-name="P2" draw:layer="layout" svg:width="0.021cm" svg:height="0.105cm" svg:x="10.195cm" svg:y="17.72cm" svg:viewBox="0 0 22 106" svg:d="M22 0c-14 35-22 70-22 106">
          <text:p/>
        </draw:path>
        <draw:path draw:style-name="gr8" draw:text-style-name="P2" draw:layer="layout" svg:width="0.921cm" svg:height="0.353cm" svg:x="10.195cm" svg:y="17.825cm" svg:viewBox="0 0 922 354" svg:d="M0 0c0 194 208 354 463 354 254 0 459-160 459-354">
          <text:p/>
        </draw:path>
        <draw:path draw:style-name="gr8" draw:text-style-name="P2" draw:layer="layout" svg:width="0.9cm" svg:height="0.353cm" svg:x="10.216cm" svg:y="17.473cm" svg:viewBox="0 0 901 354" svg:d="M901 354c0-177-166-325-392-350-222-25-442 78-509 244">
          <text:p/>
        </draw:path>
        <draw:path draw:style-name="gr8" draw:text-style-name="P2" draw:layer="layout" svg:width="0.021cm" svg:height="0.106cm" svg:x="2.564cm" svg:y="15.892cm" svg:viewBox="0 0 22 107" svg:d="M22 0c-15 36-22 72-22 107">
          <text:p/>
        </draw:path>
        <draw:path draw:style-name="gr8" draw:text-style-name="P2" draw:layer="layout" svg:width="0.921cm" svg:height="0.353cm" svg:x="2.564cm" svg:y="15.998cm" svg:viewBox="0 0 922 354" svg:d="M0 0c0 195 205 354 459 354 255 0 463-159 463-354">
          <text:p/>
        </draw:path>
        <draw:path draw:style-name="gr8" draw:text-style-name="P2" draw:layer="layout" svg:width="0.9cm" svg:height="0.353cm" svg:x="2.585cm" svg:y="15.645cm" svg:viewBox="0 0 901 354" svg:d="M901 354c0-173-166-321-393-350-225-25-441 78-508 244">
          <text:p/>
        </draw:path>
        <draw:line draw:style-name="gr8" draw:text-style-name="P2" draw:layer="layout" svg:x1="2.169cm" svg:y1="15.79cm" svg:x2="2.169cm" svg:y2="13.543cm">
          <text:p/>
        </draw:line>
        <draw:line draw:style-name="gr8" draw:text-style-name="P2" draw:layer="layout" svg:x1="2.169cm" svg:y1="13.544cm" svg:x2="2.428cm" svg:y2="12.643cm">
          <text:p/>
        </draw:line>
        <draw:path draw:style-name="gr8" draw:text-style-name="P2" draw:layer="layout" svg:width="0.046cm" svg:height="0.208cm" svg:x="2.127cm" svg:y="13.543cm" svg:viewBox="0 0 47 209" svg:d="M47 0c-32 67-47 138-47 209">
          <text:p/>
        </draw:path>
        <draw:path draw:style-name="gr8" draw:text-style-name="P2" draw:layer="layout" svg:width="0.434cm" svg:height="0.21cm" svg:x="3.901cm" svg:y="13.453cm" svg:viewBox="0 0 435 211" svg:d="M435 211c0-74-85-157-194-195-110-36-213-11-241 56">
          <text:p/>
        </draw:path>
        <draw:path draw:style-name="gr8" draw:text-style-name="P2" draw:layer="layout" svg:width="0.025cm" svg:height="0.11cm" svg:x="3.894cm" svg:y="13.521cm" svg:viewBox="0 0 26 111" svg:d="M8 0c-15 36-8 76 18 111">
          <text:p/>
        </draw:path>
        <draw:path draw:style-name="gr8" draw:text-style-name="P2" draw:layer="layout" svg:width="0.092cm" svg:height="0.063cm" svg:x="4.236cm" svg:y="13.698cm" svg:viewBox="0 0 93 64" svg:d="M0 64c46-10 78-31 93-64">
          <text:p/>
        </draw:path>
        <draw:path draw:style-name="gr8" draw:text-style-name="P2" draw:layer="layout" svg:width="0.007cm" svg:height="0.035cm" svg:x="4.328cm" svg:y="13.663cm" svg:viewBox="0 0 8 36" svg:d="M0 36c5-11 8-25 8-36">
          <text:p/>
        </draw:path>
        <draw:path draw:style-name="gr8" draw:text-style-name="P2" draw:layer="layout" svg:width="0.43cm" svg:height="0.208cm" svg:x="2.663cm" svg:y="14.6cm" svg:viewBox="0 0 431 209" svg:d="M431 209c0-74-81-156-190-191-114-39-216-14-241 54">
          <text:p/>
        </draw:path>
        <draw:path draw:style-name="gr8" draw:text-style-name="P2" draw:layer="layout" svg:width="0.028cm" svg:height="0.109cm" svg:x="2.656cm" svg:y="14.672cm" svg:viewBox="0 0 29 110" svg:d="M7 0c-14 31-7 70 22 110">
          <text:p/>
        </draw:path>
        <draw:path draw:style-name="gr8" draw:text-style-name="P2" draw:layer="layout" svg:width="0.088cm" svg:height="0.067cm" svg:x="2.998cm" svg:y="14.844cm" svg:viewBox="0 0 89 68" svg:d="M0 68c43-11 79-36 89-68">
          <text:p/>
        </draw:path>
        <draw:path draw:style-name="gr8" draw:text-style-name="P2" draw:layer="layout" svg:width="0.007cm" svg:height="0.035cm" svg:x="3.086cm" svg:y="14.809cm" svg:viewBox="0 0 8 36" svg:d="M0 36c4-10 8-21 8-36">
          <text:p/>
        </draw:path>
        <draw:path draw:style-name="gr8" draw:text-style-name="P2" draw:layer="layout" svg:width="0.434cm" svg:height="0.211cm" svg:x="10.008cm" svg:y="14.916cm" svg:viewBox="0 0 435 212" svg:d="M435 212c0-74-85-160-194-195-111-36-213-15-241 53">
          <text:p/>
        </draw:path>
        <draw:path draw:style-name="gr8" draw:text-style-name="P2" draw:layer="layout" svg:width="0.025cm" svg:height="0.109cm" svg:x="10.001cm" svg:y="14.986cm" svg:viewBox="0 0 26 110" svg:d="M8 0c-15 32-7 71 18 110">
          <text:p/>
        </draw:path>
        <draw:path draw:style-name="gr8" draw:text-style-name="P2" draw:layer="layout" svg:width="0.092cm" svg:height="0.067cm" svg:x="10.343cm" svg:y="15.158cm" svg:viewBox="0 0 93 68" svg:d="M0 68c46-10 79-35 93-68">
          <text:p/>
        </draw:path>
        <draw:path draw:style-name="gr8" draw:text-style-name="P2" draw:layer="layout" svg:width="0.007cm" svg:height="0.035cm" svg:x="10.435cm" svg:y="15.123cm" svg:viewBox="0 0 8 36" svg:d="M0 36c3-10 8-22 8-36">
          <text:p/>
        </draw:path>
        <draw:path draw:style-name="gr8" draw:text-style-name="P2" draw:layer="layout" svg:width="0.434cm" svg:height="0.209cm" svg:x="11.246cm" svg:y="16.657cm" svg:viewBox="0 0 435 210" svg:d="M435 210c0-74-81-156-191-195-113-32-216-11-244 56">
          <text:p/>
        </draw:path>
        <draw:path draw:style-name="gr8" draw:text-style-name="P2" draw:layer="layout" svg:width="0.026cm" svg:height="0.11cm" svg:x="11.241cm" svg:y="16.728cm" svg:viewBox="0 0 27 111" svg:d="M10 0c-19 33-8 72 17 111">
          <text:p/>
        </draw:path>
        <draw:path draw:style-name="gr8" draw:text-style-name="P2" draw:layer="layout" svg:width="0.088cm" svg:height="0.067cm" svg:x="11.585cm" svg:y="16.901cm" svg:viewBox="0 0 89 68" svg:d="M0 68c46-10 78-35 89-68">
          <text:p/>
        </draw:path>
        <draw:path draw:style-name="gr8" draw:text-style-name="P2" draw:layer="layout" svg:width="0.007cm" svg:height="0.035cm" svg:x="11.673cm" svg:y="16.866cm" svg:viewBox="0 0 8 36" svg:d="M0 36c3-10 8-22 8-36">
          <text:p/>
        </draw:path>
        <draw:path draw:style-name="gr8" draw:text-style-name="P2" draw:layer="layout" svg:width="0.709cm" svg:height="0.13cm" svg:x="10.301cm" svg:y="17.6cm" svg:viewBox="0 0 710 131" svg:d="M0 0c88 82 218 131 356 131 134 0 265-49 354-131">
          <text:p/>
        </draw:path>
        <draw:path draw:style-name="gr8" draw:text-style-name="P2" draw:layer="layout" svg:width="0.709cm" svg:height="0.127cm" svg:x="2.67cm" svg:y="15.772cm" svg:viewBox="0 0 710 128" svg:d="M0 0c88 82 215 128 353 128 137 0 269-46 357-128">
          <text:p/>
        </draw:path>
        <draw:path draw:style-name="gr8" draw:text-style-name="P2" draw:layer="layout" svg:width="0.272cm" svg:height="0.04cm" svg:x="10.519cm" svg:y="17.49cm" svg:viewBox="0 0 273 41" svg:d="M0 0c78 55 199 55 273 0">
          <text:p/>
        </draw:path>
        <draw:path draw:style-name="gr8" draw:text-style-name="P2" draw:layer="layout" svg:width="0.271cm" svg:height="0.043cm" svg:x="2.889cm" svg:y="15.659cm" svg:viewBox="0 0 272 44" svg:d="M0 0c74 58 194 58 272 0">
          <text:p/>
        </draw:path>
        <draw:line draw:style-name="gr8" draw:text-style-name="P2" draw:layer="layout" svg:x1="2.127cm" svg:y1="13.751cm" svg:x2="2.127cm" svg:y2="15.998cm">
          <text:p/>
        </draw:line>
        <draw:path draw:style-name="gr1" draw:text-style-name="P1" draw:layer="layout" svg:width="9.74cm" svg:height="6.21cm" svg:x="2.12cm" svg:y="3.767cm" svg:viewBox="0 0 9741 6211" svg:d="M381 0l9360 2667v2276l-519 823c-116 243-402 412-737 441-339 28-667-89-850-304-318-342-695-653-1118-918v-974c0-63-18-137-46-208-29-67-64-134-110-197-88-124-201-233-324-311l-88-56-92-57-92-53-92-53-91-53-92-49-95-49-96-46-95-46-99-46-98-46-99-42-99-42-99-39c-31-14-67-25-102-35-35-8-71-15-102-22-81-10-145-10-198-3-74 10-130 28-176 49l-163 78-165 81-166 85-166 88-166 88-169 95-166 96-169 98-171 99-169 106-169 102-166 110-169 109-166 113c-240 25-473 60-706 102-268 46-543-3-755-134-208-127-331-324-331-529v-2272c0-85 17-166 56-243z">
          <text:p/>
        </draw:path>
        <draw:polygon draw:style-name="gr7" draw:text-style-name="P2" draw:layer="layout" svg:width="0cm" svg:height="0cm" svg:x="7.122cm" svg:y="5.919cm" svg:viewBox="0 0 0 0" draw:points="0,0">
          <text:p/>
        </draw:polygon>
        <draw:path draw:style-name="gr1" draw:text-style-name="P1" draw:layer="layout" svg:width="9.359cm" svg:height="4.943cm" svg:x="2.501cm" svg:y="3.767cm" svg:viewBox="0 0 9360 4944" svg:d="M0 0l9360 2667v2277l-2808-801v-975c0-222-230-473-540-596l-1383-561c-208-81-420-95-568-35l-2096 857-1965-561z">
          <text:p/>
        </draw:path>
        <draw:polygon draw:style-name="gr7" draw:text-style-name="P2" draw:layer="layout" svg:width="0cm" svg:height="0cm" svg:x="7.122cm" svg:y="5.919cm" svg:viewBox="0 0 0 0" draw:points="0,0">
          <text:p/>
        </draw:polygon>
        <draw:path draw:style-name="gr1" draw:text-style-name="P1" draw:layer="layout" svg:width="5.14cm" svg:height="3.046cm" svg:x="3.912cm" svg:y="5.706cm" svg:viewBox="0 0 5141 3047" svg:d="M4725 3047l416-843v-975c0-222-230-473-540-596l-1387-561c-205-81-417-95-565-35l-2095 857-554 1123 166-114 169-109 166-110 169-102 169-106 170-99 166-98 169-96 166-95 169-88 166-88 166-85 162-81 166-78c46-21 102-39 176-49 53-7 117-7 198 3 31 7 67 14 102 22 35 10 67 21 102 35l99 39 99 42 99 42 98 46 96 46 95 46 95 46 95 49 96 49 92 53 92 53 92 53 92 57 88 56c123 78 236 187 324 311 46 63 81 130 110 197 28 75 46 146 46 209z">
          <text:p/>
        </draw:path>
        <draw:polygon draw:style-name="gr7" draw:text-style-name="P2" draw:layer="layout" svg:width="0cm" svg:height="0cm" svg:x="7.122cm" svg:y="5.919cm" svg:viewBox="0 0 0 0" draw:points="0,0">
          <text:p/>
        </draw:polygon>
        <draw:path draw:style-name="gr1" draw:text-style-name="P1" draw:layer="layout" svg:width="3.224cm" svg:height="2.068cm" svg:x="8.636cm" svg:y="7.909cm" svg:viewBox="0 0 3225 2069" svg:d="M2706 1624l519-823-2809-801-416 843c423 265 800 576 1114 918 187 215 515 332 850 304 339-29 625-198 742-441z">
          <text:p/>
        </draw:path>
        <draw:polygon draw:style-name="gr7" draw:text-style-name="P2" draw:layer="layout" svg:width="0cm" svg:height="0cm" svg:x="7.122cm" svg:y="5.919cm" svg:viewBox="0 0 0 0" draw:points="0,0">
          <text:p/>
        </draw:polygon>
        <draw:path draw:style-name="gr1" draw:text-style-name="P1" draw:layer="layout" svg:width="2.346cm" svg:height="1.804cm" svg:x="2.12cm" svg:y="6.039cm" svg:viewBox="0 0 2347 1805" svg:d="M1086 1790c233-46 470-81 707-106l554-1122-1966-562-325 883c-39 78-56 159-56 240 0 208 123 402 331 529 212 131 487 180 755 138z">
          <text:p/>
        </draw:path>
        <draw:polygon draw:style-name="gr7" draw:text-style-name="P2" draw:layer="layout" svg:width="0cm" svg:height="0cm" svg:x="7.122cm" svg:y="5.919cm" svg:viewBox="0 0 0 0" draw:points="0,0">
          <text:p/>
        </draw:polygon>
        <draw:polygon draw:style-name="gr1" draw:text-style-name="P1" draw:layer="layout" svg:width="0.325cm" svg:height="3.154cm" svg:x="2.176cm" svg:y="3.767cm" svg:viewBox="0 0 326 3155" draw:points="326,0 326,2277 0,3155 0,879">
          <text:p/>
        </draw:polygon>
        <draw:polygon draw:style-name="gr7" draw:text-style-name="P2" draw:layer="layout" svg:width="0cm" svg:height="0cm" svg:x="7.122cm" svg:y="5.919cm" svg:viewBox="0 0 0 0" draw:points="0,0">
          <text:p/>
        </draw:polygon>
        <draw:path draw:style-name="gr1" draw:text-style-name="P1" draw:layer="layout" svg:width="0.84cm" svg:height="0.636cm" svg:x="10.082cm" svg:y="8.978cm" svg:viewBox="0 0 841 637" svg:d="M816 431c17-35 25-74 25-113 0-177-187-318-420-318-234 0-421 141-421 318 0 155 145 289 346 314 202 28 399-56 470-201z">
          <text:p/>
        </draw:path>
        <draw:polygon draw:style-name="gr7" draw:text-style-name="P2" draw:layer="layout" svg:width="0cm" svg:height="0cm" svg:x="7.122cm" svg:y="5.919cm" svg:viewBox="0 0 0 0" draw:points="0,0">
          <text:p/>
        </draw:polygon>
        <draw:path draw:style-name="gr1" draw:text-style-name="P1" draw:layer="layout" svg:width="0.84cm" svg:height="0.64cm" svg:x="2.596cm" svg:y="6.84cm" svg:viewBox="0 0 841 641" svg:d="M812 434c18-35 29-74 29-113 0-176-191-321-420-321-234 0-421 145-421 321 0 155 145 290 343 315 201 28 399-57 469-202z">
          <text:p/>
        </draw:path>
        <draw:polygon draw:style-name="gr7" draw:text-style-name="P2" draw:layer="layout" svg:width="0cm" svg:height="0cm" svg:x="7.122cm" svg:y="5.919cm" svg:viewBox="0 0 0 0" draw:points="0,0">
          <text:p/>
        </draw:polygon>
        <draw:path draw:style-name="gr1" draw:text-style-name="P1" draw:layer="layout" svg:width="0.749cm" svg:height="0.563cm" svg:x="5.355cm" svg:y="4.765cm" svg:viewBox="0 0 750 564" svg:d="M734 460c60-120-52-300-250-395-201-100-410-82-470 39-11 21-14 46-14 70 0 131 134 279 322 350 183 71 360 46 412-64z">
          <text:p/>
        </draw:path>
        <draw:polygon draw:style-name="gr7" draw:text-style-name="P2" draw:layer="layout" svg:width="0cm" svg:height="0cm" svg:x="7.122cm" svg:y="5.919cm" svg:viewBox="0 0 0 0" draw:points="0,0">
          <text:p/>
        </draw:polygon>
        <draw:path draw:style-name="gr1" draw:text-style-name="P1" draw:layer="layout" svg:width="0.749cm" svg:height="0.562cm" svg:x="8.255cm" svg:y="5.592cm" svg:viewBox="0 0 750 563" svg:d="M734 459c60-120-53-298-250-396-199-99-407-78-467 42-10 21-17 42-17 67 0 130 137 280 321 350 184 74 360 46 413-63z">
          <text:p/>
        </draw:path>
        <draw:polygon draw:style-name="gr7" draw:text-style-name="P2" draw:layer="layout" svg:width="0cm" svg:height="0cm" svg:x="7.122cm" svg:y="5.919cm" svg:viewBox="0 0 0 0" draw:points="0,0">
          <text:p/>
        </draw:polygon>
        <draw:path draw:style-name="gr1" draw:text-style-name="P1" draw:layer="layout" svg:width="0.617cm" svg:height="0.466cm" svg:x="2.659cm" svg:y="3.993cm" svg:viewBox="0 0 618 467" svg:d="M393 463c14 0 25 4 39 4 141-4 215-93 176-206-42-116-187-226-338-254-157-28-270 28-270 138 0 42 18 88 50 130 7 11 17 21 25 32 82 85 202 146 318 156z">
          <text:p/>
        </draw:path>
        <draw:polygon draw:style-name="gr7" draw:text-style-name="P2" draw:layer="layout" svg:width="0cm" svg:height="0cm" svg:x="7.122cm" svg:y="5.919cm" svg:viewBox="0 0 0 0" draw:points="0,0">
          <text:p/>
        </draw:polygon>
        <draw:path draw:style-name="gr1" draw:text-style-name="P1" draw:layer="layout" svg:width="0.619cm" svg:height="0.466cm" svg:x="11.08cm" svg:y="6.395cm" svg:viewBox="0 0 620 467" svg:d="M393 464c14 3 28 3 42 3 141-3 215-92 173-209-39-113-183-219-340-251-151-28-268 29-268 138 0 39 18 88 53 131 7 10 14 21 25 31 77 86 201 146 315 157z">
          <text:p/>
        </draw:path>
        <draw:polygon draw:style-name="gr7" draw:text-style-name="P2" draw:layer="layout" svg:width="0cm" svg:height="0cm" svg:x="7.122cm" svg:y="5.919cm" svg:viewBox="0 0 0 0" draw:points="0,0">
          <text:p/>
        </draw:polygon>
        <draw:path draw:style-name="gr1" draw:text-style-name="P1" draw:layer="layout" svg:width="0.62cm" svg:height="0.464cm" svg:x="3.873cm" svg:y="5.801cm" svg:viewBox="0 0 621 465" svg:d="M396 465c14 0 25 0 39 0 141 0 215-89 176-206-42-116-187-222-338-250-157-33-273 28-273 134 0 42 21 88 53 134 7 10 18 21 25 32 82 81 202 145 318 156z">
          <text:p/>
        </draw:path>
        <draw:polygon draw:style-name="gr7" draw:text-style-name="P2" draw:layer="layout" svg:width="0cm" svg:height="0cm" svg:x="7.122cm" svg:y="5.919cm" svg:viewBox="0 0 0 0" draw:points="0,0">
          <text:p/>
        </draw:polygon>
        <draw:path draw:style-name="gr1" draw:text-style-name="P1" draw:layer="layout" svg:width="0.62cm" svg:height="0.464cm" svg:x="9.863cm" svg:y="7.51cm" svg:viewBox="0 0 621 465" svg:d="M393 463c14 0 28 4 42 0 141 0 215-88 176-201-42-116-186-227-343-255-151-28-268 28-268 139 0 42 18 88 53 130 7 11 18 21 25 32 77 85 201 145 315 155z">
          <text:p/>
        </draw:path>
        <draw:polygon draw:style-name="gr7" draw:text-style-name="P2" draw:layer="layout" svg:width="0cm" svg:height="0cm" svg:x="7.122cm" svg:y="5.919cm" svg:viewBox="0 0 0 0" draw:points="0,0">
          <text:p/>
        </draw:polygon>
        <draw:path draw:style-name="gr1" draw:text-style-name="P1" draw:layer="layout" svg:width="0.535cm" svg:height="0.421cm" svg:x="12.168cm" svg:y="4.3cm" svg:viewBox="0 0 536 422" svg:d="M27 70c39-74 159-91 286-42 128 46 223 153 223 241 0 18-3 32-14 46l-14 35c-11 25-32 39-53 53-67 32-174 25-273-25-95-46-166-123-180-197-3-25-3-50 11-75z">
          <text:p/>
        </draw:path>
        <draw:polygon draw:style-name="gr7" draw:text-style-name="P2" draw:layer="layout" svg:width="0cm" svg:height="0cm" svg:x="7.122cm" svg:y="5.919cm" svg:viewBox="0 0 0 0" draw:points="0,0">
          <text:p/>
        </draw:polygon>
        <draw:path draw:style-name="gr1" draw:text-style-name="P1" draw:layer="layout" svg:width="0.534cm" svg:height="0.423cm" svg:x="4.962cm" svg:y="3.705cm" svg:viewBox="0 0 535 424" svg:d="M29 73c36-74 160-95 287-46 124 49 219 152 219 240 0 17-4 35-11 50l-17 35c-11 22-32 39-53 53-67 32-173 25-268-24-100-46-171-125-185-199-3-28 0-53 11-74z">
          <text:p/>
        </draw:path>
        <draw:polygon draw:style-name="gr7" draw:text-style-name="P2" draw:layer="layout" svg:width="0cm" svg:height="0cm" svg:x="7.122cm" svg:y="5.919cm" svg:viewBox="0 0 0 0" draw:points="0,0">
          <text:p/>
        </draw:polygon>
        <draw:path draw:style-name="gr1" draw:text-style-name="P1" draw:layer="layout" svg:width="0.534cm" svg:height="0.426cm" svg:x="10.952cm" svg:y="5.413cm" svg:viewBox="0 0 535 427" svg:d="M29 73c36-74 156-95 283-46 127 50 223 152 223 240 0 18-4 39-12 53l-17 33c-11 21-32 42-57 53-67 35-169 28-264-25-99-46-170-124-184-198-3-29 0-53 11-75z">
          <text:p/>
        </draw:path>
        <draw:polygon draw:style-name="gr7" draw:text-style-name="P2" draw:layer="layout" svg:width="0cm" svg:height="0cm" svg:x="7.122cm" svg:y="5.919cm" svg:viewBox="0 0 0 0" draw:points="0,0">
          <text:p/>
        </draw:polygon>
        <draw:path draw:style-name="gr1" draw:text-style-name="P1" draw:layer="layout" svg:width="0.538cm" svg:height="0.423cm" svg:x="3.745cm" svg:y="1.898cm" svg:viewBox="0 0 539 424" svg:d="M30 71c36-75 155-93 287-42 123 49 222 148 222 240 0 17-7 31-14 45l-18 39c-10 18-28 39-49 50-67 36-173 25-273-25-95-46-169-124-183-198-4-24 0-49 11-74z">
          <text:p/>
        </draw:path>
        <draw:polygon draw:style-name="gr7" draw:text-style-name="P2" draw:layer="layout" svg:width="0cm" svg:height="0cm" svg:x="7.122cm" svg:y="5.919cm" svg:viewBox="0 0 0 0" draw:points="0,0">
          <text:p/>
        </draw:polygon>
        <draw:path draw:style-name="gr1" draw:text-style-name="P1" draw:layer="layout" svg:width="0.518cm" svg:height="0.386cm" svg:x="12.185cm" svg:y="4.3cm" svg:viewBox="0 0 519 387" svg:d="M519 269c0 18-3 32-14 46-40 85-185 95-322 28-134-67-212-187-173-273 39-74 159-91 286-42 127 46 223 153 223 241z">
          <text:p/>
        </draw:path>
        <draw:polygon draw:style-name="gr7" draw:text-style-name="P2" draw:layer="layout" svg:width="0cm" svg:height="0cm" svg:x="7.122cm" svg:y="5.919cm" svg:viewBox="0 0 0 0" draw:points="0,0">
          <text:p/>
        </draw:polygon>
        <draw:path draw:style-name="gr1" draw:text-style-name="P1" draw:layer="layout" svg:width="0.516cm" svg:height="0.387cm" svg:x="10.97cm" svg:y="5.413cm" svg:viewBox="0 0 517 388" svg:d="M517 268c0 18-4 39-11 53-42 78-187 92-321 25-138-67-216-192-174-273 36-74 160-95 284-46 127 50 222 152 222 241z">
          <text:p/>
        </draw:path>
        <draw:polygon draw:style-name="gr7" draw:text-style-name="P2" draw:layer="layout" svg:width="0cm" svg:height="0cm" svg:x="7.122cm" svg:y="5.919cm" svg:viewBox="0 0 0 0" draw:points="0,0">
          <text:p/>
        </draw:polygon>
        <draw:path draw:style-name="gr1" draw:text-style-name="P1" draw:layer="layout" svg:width="0.516cm" svg:height="0.387cm" svg:x="4.98cm" svg:y="3.705cm" svg:viewBox="0 0 517 388" svg:d="M517 267c0 17-4 35-11 49-42 86-188 96-322 28-137-67-215-190-173-271 36-74 156-95 283-46s223 152 223 240z">
          <text:p/>
        </draw:path>
        <draw:polygon draw:style-name="gr7" draw:text-style-name="P2" draw:layer="layout" svg:width="0cm" svg:height="0cm" svg:x="7.122cm" svg:y="5.919cm" svg:viewBox="0 0 0 0" draw:points="0,0">
          <text:p/>
        </draw:polygon>
        <draw:path draw:style-name="gr1" draw:text-style-name="P1" draw:layer="layout" svg:width="0.516cm" svg:height="0.388cm" svg:x="3.763cm" svg:y="1.898cm" svg:viewBox="0 0 517 389" svg:d="M517 269c0 17-4 31-11 49-42 81-183 95-321 28s-216-191-174-276c36-74 160-92 287-42 123 49 219 148 219 241z">
          <text:p/>
        </draw:path>
        <draw:polygon draw:style-name="gr7" draw:text-style-name="P2" draw:layer="layout" svg:width="0cm" svg:height="0cm" svg:x="7.122cm" svg:y="5.919cm" svg:viewBox="0 0 0 0" draw:points="0,0">
          <text:p/>
        </draw:polygon>
        <draw:path draw:style-name="gr1" draw:text-style-name="P1" draw:layer="layout" svg:width="0.06cm" svg:height="2.515cm" svg:x="2.12cm" svg:y="4.646cm" svg:viewBox="0 0 61 2516" svg:d="M61 0v2276c-44 78-61 159-61 240v-2273c0-85 17-166 61-243z">
          <text:p/>
        </draw:path>
        <draw:polygon draw:style-name="gr7" draw:text-style-name="P2" draw:layer="layout" svg:width="0cm" svg:height="0cm" svg:x="7.122cm" svg:y="5.919cm" svg:viewBox="0 0 0 0" draw:points="0,0">
          <text:p/>
        </draw:polygon>
        <draw:path draw:style-name="gr1" draw:text-style-name="P1" draw:layer="layout" svg:width="0.619cm" svg:height="0.466cm" svg:x="11.08cm" svg:y="6.395cm" svg:viewBox="0 0 620 467" svg:d="M393 464c46-8 74-29 92-57 31-71-32-174-146-230-116-57-236-46-268 24-7 11-11 25-11 39 0 21 7 46 18 67-11-10-18-21-25-31-35-43-53-92-53-131 0-109 117-166 268-138 157 32 301 138 340 251 42 117-32 206-173 209-14 0-28 0-42-3z">
          <text:p/>
        </draw:path>
        <draw:polygon draw:style-name="gr7" draw:text-style-name="P2" draw:layer="layout" svg:width="0cm" svg:height="0cm" svg:x="7.122cm" svg:y="5.919cm" svg:viewBox="0 0 0 0" draw:points="0,0">
          <text:p/>
        </draw:polygon>
        <draw:path draw:style-name="gr1" draw:text-style-name="P1" draw:layer="layout" svg:width="0.62cm" svg:height="0.464cm" svg:x="3.873cm" svg:y="5.801cm" svg:viewBox="0 0 621 465" svg:d="M396 465c42-7 74-29 88-61 36-67-31-169-144-226-113-56-238-46-269 25-7 10-11 24-11 39 0 21 7 42 18 67-7-11-18-22-25-32-32-46-53-92-53-134 0-106 116-167 273-134 151 28 296 134 338 250 39 117-35 206-176 206-14 0-25 0-39 0z">
          <text:p/>
        </draw:path>
        <draw:polygon draw:style-name="gr7" draw:text-style-name="P2" draw:layer="layout" svg:width="0cm" svg:height="0cm" svg:x="7.122cm" svg:y="5.919cm" svg:viewBox="0 0 0 0" draw:points="0,0">
          <text:p/>
        </draw:polygon>
        <draw:path draw:style-name="gr1" draw:text-style-name="P1" draw:layer="layout" svg:width="0.617cm" svg:height="0.466cm" svg:x="2.659cm" svg:y="3.993cm" svg:viewBox="0 0 618 467" svg:d="M393 463c42-7 74-28 88-57 36-71-32-173-144-230-113-56-238-46-270 25-7 14-10 25-10 39 0 21 7 46 18 67-8-11-18-21-25-32-32-42-50-88-50-130 0-110 113-166 270-138 151 28 296 138 338 254 39 113-35 202-176 206-14 0-25-4-39-4z">
          <text:p/>
        </draw:path>
        <draw:polygon draw:style-name="gr7" draw:text-style-name="P2" draw:layer="layout" svg:width="0cm" svg:height="0cm" svg:x="7.122cm" svg:y="5.919cm" svg:viewBox="0 0 0 0" draw:points="0,0">
          <text:p/>
        </draw:polygon>
        <draw:path draw:style-name="gr1" draw:text-style-name="P1" draw:layer="layout" svg:width="0.62cm" svg:height="0.464cm" svg:x="9.863cm" svg:y="7.51cm" svg:viewBox="0 0 621 465" svg:d="M393 463c46-7 77-28 91-56 32-71-31-173-145-229-117-58-237-43-268 24-7 11-11 25-11 43 0 17 7 42 18 63-7-11-18-21-25-32-35-42-53-88-53-130 0-111 117-167 268-139 157 28 301 139 343 255 39 113-35 201-176 201-14 4-28 0-42 0z">
          <text:p/>
        </draw:path>
        <draw:polygon draw:style-name="gr7" draw:text-style-name="P2" draw:layer="layout" svg:width="0cm" svg:height="0cm" svg:x="7.122cm" svg:y="5.919cm" svg:viewBox="0 0 0 0" draw:points="0,0">
          <text:p/>
        </draw:polygon>
        <draw:path draw:style-name="gr1" draw:text-style-name="P1" draw:layer="layout" svg:width="0.433cm" svg:height="0.319cm" svg:x="2.716cm" svg:y="4.136cm" svg:viewBox="0 0 434 320" svg:d="M336 320c42-7 74-25 88-56 36-67-32-174-144-227-113-57-238-46-270 21-7 14-10 28-10 42 0 22 7 43 18 65 82 85 202 145 318 155z">
          <text:p/>
        </draw:path>
        <draw:polygon draw:style-name="gr7" draw:text-style-name="P2" draw:layer="layout" svg:width="0cm" svg:height="0cm" svg:x="7.122cm" svg:y="5.919cm" svg:viewBox="0 0 0 0" draw:points="0,0">
          <text:p/>
        </draw:polygon>
        <draw:path draw:style-name="gr1" draw:text-style-name="P1" draw:layer="layout" svg:width="0.431cm" svg:height="0.322cm" svg:x="9.923cm" svg:y="7.65cm" svg:viewBox="0 0 432 323" svg:d="M333 323c46-7 77-28 91-56 32-72-31-174-144-230-118-57-238-46-269 24-7 11-11 25-11 39 0 21 7 46 18 67 77 86 202 146 315 156z">
          <text:p/>
        </draw:path>
        <draw:polygon draw:style-name="gr7" draw:text-style-name="P2" draw:layer="layout" svg:width="0cm" svg:height="0cm" svg:x="7.122cm" svg:y="5.919cm" svg:viewBox="0 0 0 0" draw:points="0,0">
          <text:p/>
        </draw:polygon>
        <draw:path draw:style-name="gr1" draw:text-style-name="P1" draw:layer="layout" svg:width="0.433cm" svg:height="0.323cm" svg:x="3.933cm" svg:y="5.943cm" svg:viewBox="0 0 434 324" svg:d="M336 324c42-8 74-29 88-61 36-67-31-169-144-226-114-57-238-47-269 25-7 10-11 24-11 39 0 21 7 42 18 67 77 81 202 144 318 156z">
          <text:p/>
        </draw:path>
        <draw:polygon draw:style-name="gr7" draw:text-style-name="P2" draw:layer="layout" svg:width="0cm" svg:height="0cm" svg:x="7.122cm" svg:y="5.919cm" svg:viewBox="0 0 0 0" draw:points="0,0">
          <text:p/>
        </draw:polygon>
        <draw:path draw:style-name="gr1" draw:text-style-name="P1" draw:layer="layout" svg:width="0.432cm" svg:height="0.322cm" svg:x="11.14cm" svg:y="6.536cm" svg:viewBox="0 0 433 323" svg:d="M333 323c46-8 74-29 92-57 31-70-32-169-146-230-116-57-236-46-268 25-7 15-11 29-11 43 0 21 7 42 18 63 77 85 201 145 315 156z">
          <text:p/>
        </draw:path>
        <draw:polygon draw:style-name="gr7" draw:text-style-name="P2" draw:layer="layout" svg:width="0cm" svg:height="0cm" svg:x="7.122cm" svg:y="5.919cm" svg:viewBox="0 0 0 0" draw:points="0,0">
          <text:p/>
        </draw:polygon>
        <draw:path draw:style-name="gr1" draw:text-style-name="P1" draw:layer="layout" svg:width="0.571cm" svg:height="0.47cm" svg:x="3.697cm" svg:y="1.968cm" svg:viewBox="0 0 572 471" svg:d="M572 248l-18 35c-10 21-28 39-52 50l-15 28c0 14-3 28-10 42-39 78-173 92-304 28-127-63-202-180-163-257 8-14 19-25 29-33l15-32c-8-24-4-49 7-74l17-35c-42 85 36 209 173 276 138 67 279 53 321-28z">
          <text:p/>
        </draw:path>
        <draw:polygon draw:style-name="gr7" draw:text-style-name="P2" draw:layer="layout" svg:width="0cm" svg:height="0cm" svg:x="7.122cm" svg:y="5.919cm" svg:viewBox="0 0 0 0" draw:points="0,0">
          <text:p/>
        </draw:polygon>
        <draw:path draw:style-name="gr1" draw:text-style-name="P1" draw:layer="layout" svg:width="0.571cm" svg:height="0.468cm" svg:x="4.914cm" svg:y="3.778cm" svg:viewBox="0 0 572 469" svg:d="M572 244l-17 35c-11 22-29 39-54 53l-14 29c0 14-4 28-11 42-39 78-173 88-303 25-127-64-202-177-163-259 7-14 14-25 29-35l14-25c-7-28-4-53 7-74l17-35c-42 81 36 205 173 272 134 67 280 57 322-28z">
          <text:p/>
        </draw:path>
        <draw:polygon draw:style-name="gr7" draw:text-style-name="P2" draw:layer="layout" svg:width="0cm" svg:height="0cm" svg:x="7.122cm" svg:y="5.919cm" svg:viewBox="0 0 0 0" draw:points="0,0">
          <text:p/>
        </draw:polygon>
        <draw:path draw:style-name="gr1" draw:text-style-name="P1" draw:layer="layout" svg:width="0.57cm" svg:height="0.469cm" svg:x="12.119cm" svg:y="4.37cm" svg:viewBox="0 0 571 470" svg:d="M571 245l-14 35c-11 25-32 39-53 53l-14 28c-4 14-4 28-11 43-39 77-176 88-303 24-132-63-202-176-167-254 7-14 18-24 28-35l14-28c-3-25-3-54 11-75l14-36c-39 86 40 206 177 273 134 67 279 57 318-28z">
          <text:p/>
        </draw:path>
        <draw:polygon draw:style-name="gr7" draw:text-style-name="P2" draw:layer="layout" svg:width="0cm" svg:height="0cm" svg:x="7.122cm" svg:y="5.919cm" svg:viewBox="0 0 0 0" draw:points="0,0">
          <text:p/>
        </draw:polygon>
        <draw:path draw:style-name="gr1" draw:text-style-name="P1" draw:layer="layout" svg:width="0.571cm" svg:height="0.468cm" svg:x="10.904cm" svg:y="5.485cm" svg:viewBox="0 0 572 469" svg:d="M572 244l-17 35c-11 21-32 39-53 53l-14 29c0 14-4 28-11 39-39 81-173 92-304 28-131-63-201-181-163-258 4-11 15-25 25-32l14-28c-3-29 0-53 11-75l17-35c-42 81 36 205 174 272 134 67 279 53 321-28z">
          <text:p/>
        </draw:path>
        <draw:polygon draw:style-name="gr7" draw:text-style-name="P2" draw:layer="layout" svg:width="0cm" svg:height="0cm" svg:x="7.122cm" svg:y="5.919cm" svg:viewBox="0 0 0 0" draw:points="0,0">
          <text:p/>
        </draw:polygon>
        <draw:path draw:style-name="gr1" draw:text-style-name="P1" draw:layer="layout" svg:width="0.489cm" svg:height="0.346cm" svg:x="12.133cm" svg:y="4.48cm" svg:viewBox="0 0 490 347" svg:d="M490 223l-14 28-14 32c-39 74-171 85-294 25-124-60-194-174-159-248l18-32 10-28c14 74 85 151 184 198 96 50 202 57 269 25z">
          <text:p/>
        </draw:path>
        <draw:polygon draw:style-name="gr7" draw:text-style-name="P2" draw:layer="layout" svg:width="0cm" svg:height="0cm" svg:x="7.122cm" svg:y="5.919cm" svg:viewBox="0 0 0 0" draw:points="0,0">
          <text:p/>
        </draw:polygon>
        <draw:path draw:style-name="gr1" draw:text-style-name="P1" draw:layer="layout" svg:width="0.489cm" svg:height="0.345cm" svg:x="4.926cm" svg:y="3.887cm" svg:viewBox="0 0 490 346" svg:d="M490 223l-14 29-18 28c-35 77-166 88-290 28-124-63-194-173-159-251l14-32 14-25c14 74 85 153 185 199 95 49 201 56 268 24z">
          <text:p/>
        </draw:path>
        <draw:polygon draw:style-name="gr7" draw:text-style-name="P2" draw:layer="layout" svg:width="0cm" svg:height="0cm" svg:x="7.122cm" svg:y="5.919cm" svg:viewBox="0 0 0 0" draw:points="0,0">
          <text:p/>
        </draw:polygon>
        <draw:path draw:style-name="gr1" draw:text-style-name="P1" draw:layer="layout" svg:width="0.489cm" svg:height="0.345cm" svg:x="10.916cm" svg:y="5.595cm" svg:viewBox="0 0 490 346" svg:d="M490 223l-14 28-18 28c-35 78-166 88-289 28-125-63-195-172-160-251l14-28 14-28c18 74 86 152 185 198 95 50 201 57 268 25z">
          <text:p/>
        </draw:path>
        <draw:polygon draw:style-name="gr7" draw:text-style-name="P2" draw:layer="layout" svg:width="0cm" svg:height="0cm" svg:x="7.122cm" svg:y="5.919cm" svg:viewBox="0 0 0 0" draw:points="0,0">
          <text:p/>
        </draw:polygon>
        <draw:path draw:style-name="gr1" draw:text-style-name="P1" draw:layer="layout" svg:width="0.489cm" svg:height="0.346cm" svg:x="3.709cm" svg:y="2.077cm" svg:viewBox="0 0 490 347" svg:d="M490 224l-15 28-17 32c-36 74-167 84-290 24-124-60-194-174-159-248l14-31 14-29c14 74 88 152 183 202 96 46 202 57 270 22z">
          <text:p/>
        </draw:path>
        <draw:polygon draw:style-name="gr7" draw:text-style-name="P2" draw:layer="layout" svg:width="0cm" svg:height="0cm" svg:x="7.122cm" svg:y="5.919cm" svg:viewBox="0 0 0 0" draw:points="0,0">
          <text:p/>
        </draw:polygon>
        <draw:path draw:style-name="gr1" draw:text-style-name="P1" draw:layer="layout" svg:width="0.282cm" svg:height="0.212cm" svg:x="3.88cm" svg:y="1.986cm" svg:viewBox="0 0 283 213" svg:d="M283 145c0 11-3 21-7 29-21 45-103 52-177 14-74-36-117-103-92-149 18-43 85-50 152-25 71 29 124 85 124 131z">
          <text:p/>
        </draw:path>
        <draw:polygon draw:style-name="gr7" draw:text-style-name="P2" draw:layer="layout" svg:width="0cm" svg:height="0cm" svg:x="7.122cm" svg:y="5.919cm" svg:viewBox="0 0 0 0" draw:points="0,0">
          <text:p/>
        </draw:polygon>
        <draw:path draw:style-name="gr1" draw:text-style-name="P1" draw:layer="layout" svg:width="0.28cm" svg:height="0.211cm" svg:x="11.085cm" svg:y="5.501cm" svg:viewBox="0 0 281 212" svg:d="M281 147c0 11 0 18-4 25-25 46-103 53-177 18-74-39-116-102-95-149 21-43 88-53 155-25 71 25 121 82 121 131z">
          <text:p/>
        </draw:path>
        <draw:polygon draw:style-name="gr7" draw:text-style-name="P2" draw:layer="layout" svg:width="0cm" svg:height="0cm" svg:x="7.122cm" svg:y="5.919cm" svg:viewBox="0 0 0 0" draw:points="0,0">
          <text:p/>
        </draw:polygon>
        <draw:path draw:style-name="gr1" draw:text-style-name="P1" draw:layer="layout" svg:width="0.282cm" svg:height="0.211cm" svg:x="5.097cm" svg:y="3.794cm" svg:viewBox="0 0 283 212" svg:d="M283 147c0 11-3 18-7 28-21 43-102 50-177 14-74-38-116-106-92-149 18-42 85-53 156-24 67 24 120 81 120 131z">
          <text:p/>
        </draw:path>
        <draw:polygon draw:style-name="gr7" draw:text-style-name="P2" draw:layer="layout" svg:width="0cm" svg:height="0cm" svg:x="7.122cm" svg:y="5.919cm" svg:viewBox="0 0 0 0" draw:points="0,0">
          <text:p/>
        </draw:polygon>
        <draw:path draw:style-name="gr1" draw:text-style-name="P1" draw:layer="layout" svg:width="0.28cm" svg:height="0.211cm" svg:x="12.302cm" svg:y="4.386cm" svg:viewBox="0 0 281 212" svg:d="M281 146c0 11 0 18-3 29-25 42-103 49-178 14-74-35-116-103-95-149 21-42 88-53 156-25 71 25 120 78 120 131z">
          <text:p/>
        </draw:path>
        <draw:polygon draw:style-name="gr7" draw:text-style-name="P2" draw:layer="layout" svg:width="0cm" svg:height="0cm" svg:x="7.122cm" svg:y="5.919cm" svg:viewBox="0 0 0 0" draw:points="0,0">
          <text:p/>
        </draw:polygon>
        <draw:path draw:style-name="gr1" draw:text-style-name="P1" draw:layer="layout" svg:width="0.503cm" svg:height="0.368cm" svg:x="3.679cm" svg:y="2.106cm" svg:viewBox="0 0 504 369" svg:d="M504 222c0 14-3 28-10 42l-18 36c-39 78-173 92-303 29-128-65-202-181-163-259l17-35c7-14 11-25 25-35l-14 31c-35 74 35 184 160 247 123 61 254 51 289-28z">
          <text:p/>
        </draw:path>
        <draw:polygon draw:style-name="gr7" draw:text-style-name="P2" draw:layer="layout" svg:width="0cm" svg:height="0cm" svg:x="7.122cm" svg:y="5.919cm" svg:viewBox="0 0 0 0" draw:points="0,0">
          <text:p/>
        </draw:polygon>
        <draw:path draw:style-name="gr1" draw:text-style-name="P1" draw:layer="layout" svg:width="0.504cm" svg:height="0.369cm" svg:x="4.896cm" svg:y="3.912cm" svg:viewBox="0 0 505 370" svg:d="M505 222c0 18-4 32-11 42l-18 39c-38 79-177 89-304 25s-201-180-162-258l14-35c7-14 14-25 28-35l-14 32c-35 77 35 187 159 247 123 64 255 52 290-25z">
          <text:p/>
        </draw:path>
        <draw:polygon draw:style-name="gr7" draw:text-style-name="P2" draw:layer="layout" svg:width="0cm" svg:height="0cm" svg:x="7.122cm" svg:y="5.919cm" svg:viewBox="0 0 0 0" draw:points="0,0">
          <text:p/>
        </draw:polygon>
        <draw:path draw:style-name="gr1" draw:text-style-name="P1" draw:layer="layout" svg:width="0.504cm" svg:height="0.366cm" svg:x="10.886cm" svg:y="5.623cm" svg:viewBox="0 0 505 367" svg:d="M505 223c0 14-4 28-11 39l-18 39c-39 77-177 88-304 24-127-63-201-176-162-254l14-39c7-11 18-25 28-32l-14 28c-35 79 32 188 159 251 123 60 254 50 290-28z">
          <text:p/>
        </draw:path>
        <draw:polygon draw:style-name="gr7" draw:text-style-name="P2" draw:layer="layout" svg:width="0cm" svg:height="0cm" svg:x="7.122cm" svg:y="5.919cm" svg:viewBox="0 0 0 0" draw:points="0,0">
          <text:p/>
        </draw:polygon>
        <draw:path draw:style-name="gr1" draw:text-style-name="P1" draw:layer="layout" svg:width="0.504cm" svg:height="0.366cm" svg:x="12.104cm" svg:y="4.508cm" svg:viewBox="0 0 505 367" svg:d="M505 223c0 14-4 28-11 43l-17 35c-39 77-173 88-305 28-127-67-201-180-162-257l18-40c7-11 14-21 28-32l-18 32c-35 75 35 188 159 248s255 49 294-25z">
          <text:p/>
        </draw:path>
        <draw:polygon draw:style-name="gr7" draw:text-style-name="P2" draw:layer="layout" svg:width="0cm" svg:height="0cm" svg:x="7.122cm" svg:y="5.919cm" svg:viewBox="0 0 0 0" draw:points="0,0">
          <text:p/>
        </draw:polygon>
        <draw:path draw:style-name="gr1" draw:text-style-name="P1" draw:layer="layout" svg:width="0.493cm" svg:height="0.334cm" svg:x="10.886cm" svg:y="5.655cm" svg:viewBox="0 0 494 335" svg:d="M494 230l-18 39c-38 77-172 88-304 24-127-63-201-177-162-258l14-35c-35 77 35 195 166 258 131 64 265 53 304-28z">
          <text:p/>
        </draw:path>
        <draw:polygon draw:style-name="gr7" draw:text-style-name="P2" draw:layer="layout" svg:width="0cm" svg:height="0cm" svg:x="7.122cm" svg:y="5.919cm" svg:viewBox="0 0 0 0" draw:points="0,0">
          <text:p/>
        </draw:polygon>
        <draw:path draw:style-name="gr1" draw:text-style-name="P1" draw:layer="layout" svg:width="0.493cm" svg:height="0.334cm" svg:x="4.896cm" svg:y="3.947cm" svg:viewBox="0 0 494 335" svg:d="M494 234l-18 35c-38 78-173 88-304 25-127-64-201-181-162-259l14-35c-39 78 35 194 166 259 131 63 265 53 304-25z">
          <text:p/>
        </draw:path>
        <draw:polygon draw:style-name="gr7" draw:text-style-name="P2" draw:layer="layout" svg:width="0cm" svg:height="0cm" svg:x="7.122cm" svg:y="5.919cm" svg:viewBox="0 0 0 0" draw:points="0,0">
          <text:p/>
        </draw:polygon>
        <draw:path draw:style-name="gr1" draw:text-style-name="P1" draw:layer="layout" svg:width="0.494cm" svg:height="0.334cm" svg:x="12.104cm" svg:y="4.54cm" svg:viewBox="0 0 495 335" svg:d="M495 229l-14 39c-43 78-181 89-308 28-127-67-202-180-162-261l18-35c-39 81 35 194 162 257 127 65 264 54 304-28z">
          <text:p/>
        </draw:path>
        <draw:polygon draw:style-name="gr7" draw:text-style-name="P2" draw:layer="layout" svg:width="0cm" svg:height="0cm" svg:x="7.122cm" svg:y="5.919cm" svg:viewBox="0 0 0 0" draw:points="0,0">
          <text:p/>
        </draw:polygon>
        <draw:path draw:style-name="gr1" draw:text-style-name="P1" draw:layer="layout" svg:width="0.493cm" svg:height="0.333cm" svg:x="3.679cm" svg:y="2.141cm" svg:viewBox="0 0 494 334" svg:d="M494 230l-18 35c-39 78-176 93-303 29s-202-180-163-258l18-36c-43 78 32 195 162 258 127 64 265 50 304-28z">
          <text:p/>
        </draw:path>
        <draw:polygon draw:style-name="gr7" draw:text-style-name="P2" draw:layer="layout" svg:width="0cm" svg:height="0cm" svg:x="7.122cm" svg:y="5.919cm" svg:viewBox="0 0 0 0" draw:points="0,0">
          <text:p/>
        </draw:polygon>
        <draw:line draw:style-name="gr8" draw:text-style-name="P2" draw:layer="layout" svg:x1="2.501cm" svg:y1="3.767cm" svg:x2="11.861cm" svg:y2="6.439cm">
          <text:p/>
        </draw:line>
        <draw:line draw:style-name="gr8" draw:text-style-name="P2" draw:layer="layout" svg:x1="11.86cm" svg:y1="6.434cm" svg:x2="11.86cm" svg:y2="8.71cm">
          <text:p/>
        </draw:line>
        <draw:line draw:style-name="gr8" draw:text-style-name="P2" draw:layer="layout" svg:x1="11.861cm" svg:y1="8.711cm" svg:x2="9.052cm" svg:y2="7.909cm">
          <text:p/>
        </draw:line>
        <draw:line draw:style-name="gr8" draw:text-style-name="P2" draw:layer="layout" svg:x1="9.052cm" svg:y1="7.909cm" svg:x2="9.052cm" svg:y2="6.935cm">
          <text:p/>
        </draw:line>
        <draw:path draw:style-name="gr8" draw:text-style-name="P2" draw:layer="layout" svg:width="0.54cm" svg:height="0.596cm" svg:x="8.512cm" svg:y="6.339cm" svg:viewBox="0 0 541 597" svg:d="M541 597c0-223-231-474-541-597">
          <text:p/>
        </draw:path>
        <draw:line draw:style-name="gr8" draw:text-style-name="P2" draw:layer="layout" svg:x1="8.513cm" svg:y1="6.34cm" svg:x2="7.126cm" svg:y2="5.778cm">
          <text:p/>
        </draw:line>
        <draw:path draw:style-name="gr8" draw:text-style-name="P2" draw:layer="layout" svg:width="0.568cm" svg:height="0.075cm" svg:x="6.561cm" svg:y="5.707cm" svg:viewBox="0 0 569 76" svg:d="M569 76c-209-86-421-100-569-36">
          <text:p/>
        </draw:path>
        <draw:line draw:style-name="gr8" draw:text-style-name="P2" draw:layer="layout" svg:x1="4.466cm" svg:y1="6.601cm" svg:x2="6.562cm" svg:y2="5.743cm">
          <text:p/>
        </draw:line>
        <draw:line draw:style-name="gr8" draw:text-style-name="P2" draw:layer="layout" svg:x1="4.467cm" svg:y1="6.601cm" svg:x2="2.501cm" svg:y2="6.039cm">
          <text:p/>
        </draw:line>
        <draw:line draw:style-name="gr8" draw:text-style-name="P2" draw:layer="layout" svg:x1="2.501cm" svg:y1="3.767cm" svg:x2="2.501cm" svg:y2="6.039cm">
          <text:p/>
        </draw:line>
        <draw:path draw:style-name="gr8" draw:text-style-name="P2" draw:layer="layout" svg:width="0.053cm" svg:height="0.13cm" svg:x="9.863cm" svg:y="7.655cm" svg:viewBox="0 0 54 131" svg:d="M0 0c0 42 21 89 54 131">
          <text:p/>
        </draw:path>
        <draw:path draw:style-name="gr8" draw:text-style-name="P2" draw:layer="layout" svg:width="0.381cm" svg:height="0.187cm" svg:x="9.916cm" svg:y="7.785cm" svg:viewBox="0 0 382 188" svg:d="M0 0c81 110 245 192 382 188">
          <text:p/>
        </draw:path>
        <draw:path draw:style-name="gr8" draw:text-style-name="P2" draw:layer="layout" svg:width="0.62cm" svg:height="0.462cm" svg:x="9.863cm" svg:y="7.51cm" svg:viewBox="0 0 621 463" svg:d="M435 463c141 0 215-88 176-201-42-116-186-227-343-255-151-28-268 28-268 139">
          <text:p/>
        </draw:path>
        <draw:path draw:style-name="gr8" draw:text-style-name="P2" draw:layer="layout" svg:width="0.733cm" svg:height="0.39cm" svg:x="8.255cm" svg:y="5.764cm" svg:viewBox="0 0 734 391" svg:d="M0 0c0 130 137 279 322 350 183 74 359 46 412-63">
          <text:p/>
        </draw:path>
        <draw:path draw:style-name="gr8" draw:text-style-name="P2" draw:layer="layout" svg:width="0.732cm" svg:height="0.458cm" svg:x="8.272cm" svg:y="5.592cm" svg:viewBox="0 0 733 459" svg:d="M717 459c60-120-53-297-250-396-198-99-407-78-467 42">
          <text:p/>
        </draw:path>
        <draw:path draw:style-name="gr8" draw:text-style-name="P2" draw:layer="layout" svg:width="0.017cm" svg:height="0.07cm" svg:x="8.255cm" svg:y="5.697cm" svg:viewBox="0 0 18 71" svg:d="M18 0c-11 22-18 47-18 71">
          <text:p/>
        </draw:path>
        <draw:path draw:style-name="gr8" draw:text-style-name="P2" draw:layer="layout" svg:width="0.733cm" svg:height="0.388cm" svg:x="5.355cm" svg:y="4.938cm" svg:viewBox="0 0 734 389" svg:d="M0 0c0 131 137 279 322 351 183 70 360 42 412-65">
          <text:p/>
        </draw:path>
        <draw:path draw:style-name="gr8" draw:text-style-name="P2" draw:layer="layout" svg:width="0.735cm" svg:height="0.459cm" svg:x="5.369cm" svg:y="4.765cm" svg:viewBox="0 0 736 460" svg:d="M720 460c60-120-52-300-250-395-201-100-410-82-470 39">
          <text:p/>
        </draw:path>
        <draw:path draw:style-name="gr8" draw:text-style-name="P2" draw:layer="layout" svg:width="0.014cm" svg:height="0.07cm" svg:x="5.355cm" svg:y="4.868cm" svg:viewBox="0 0 15 71" svg:d="M15 0c-12 21-15 46-15 71">
          <text:p/>
        </draw:path>
        <draw:path draw:style-name="gr8" draw:text-style-name="P2" draw:layer="layout" svg:width="0.053cm" svg:height="0.134cm" svg:x="11.08cm" svg:y="6.54cm" svg:viewBox="0 0 54 135" svg:d="M0 0c0 39 18 88 54 135">
          <text:p/>
        </draw:path>
        <draw:path draw:style-name="gr8" draw:text-style-name="P2" draw:layer="layout" svg:width="0.381cm" svg:height="0.19cm" svg:x="11.133cm" svg:y="6.671cm" svg:viewBox="0 0 382 191" svg:d="M0 0c82 110 245 191 382 191">
          <text:p/>
        </draw:path>
        <draw:path draw:style-name="gr8" draw:text-style-name="P2" draw:layer="layout" svg:width="0.619cm" svg:height="0.466cm" svg:x="11.08cm" svg:y="6.395cm" svg:viewBox="0 0 620 467" svg:d="M435 467c141-3 215-92 173-209-39-113-183-219-340-251-151-28-268 29-268 138">
          <text:p/>
        </draw:path>
        <draw:path draw:style-name="gr8" draw:text-style-name="P2" draw:layer="layout" svg:width="0.053cm" svg:height="0.134cm" svg:x="3.873cm" svg:y="5.944cm" svg:viewBox="0 0 54 135" svg:d="M0 0c0 43 22 93 54 135">
          <text:p/>
        </draw:path>
        <draw:path draw:style-name="gr8" draw:text-style-name="P2" draw:layer="layout" svg:width="0.381cm" svg:height="0.187cm" svg:x="3.926cm" svg:y="6.078cm" svg:viewBox="0 0 382 188" svg:d="M0 0c82 109 244 191 382 188">
          <text:p/>
        </draw:path>
        <draw:path draw:style-name="gr8" draw:text-style-name="P2" draw:layer="layout" svg:width="0.62cm" svg:height="0.464cm" svg:x="3.873cm" svg:y="5.801cm" svg:viewBox="0 0 621 465" svg:d="M435 465c141 0 215-89 176-206-42-116-187-222-338-250-157-33-273 28-273 134">
          <text:p/>
        </draw:path>
        <draw:path draw:style-name="gr8" draw:text-style-name="P2" draw:layer="layout" svg:width="0.05cm" svg:height="0.134cm" svg:x="2.659cm" svg:y="4.138cm" svg:viewBox="0 0 51 135" svg:d="M0 0c0 42 19 89 51 135">
          <text:p/>
        </draw:path>
        <draw:path draw:style-name="gr8" draw:text-style-name="P2" draw:layer="layout" svg:width="0.381cm" svg:height="0.191cm" svg:x="2.709cm" svg:y="4.268cm" svg:viewBox="0 0 382 192" svg:d="M0 0c81 114 244 195 382 192">
          <text:p/>
        </draw:path>
        <draw:path draw:style-name="gr8" draw:text-style-name="P2" draw:layer="layout" svg:width="0.617cm" svg:height="0.466cm" svg:x="2.659cm" svg:y="3.993cm" svg:viewBox="0 0 618 467" svg:d="M432 467c141-4 215-93 176-206-42-116-187-226-338-254-157-28-270 28-270 138">
          <text:p/>
        </draw:path>
        <draw:line draw:style-name="gr8" draw:text-style-name="P2" draw:layer="layout" svg:x1="2.502cm" svg:y1="3.767cm" svg:x2="2.176cm" svg:y2="4.65cm">
          <text:p/>
        </draw:line>
        <draw:path draw:style-name="gr8" draw:text-style-name="P2" draw:layer="layout" svg:width="0.06cm" svg:height="0.243cm" svg:x="2.12cm" svg:y="4.646cm" svg:viewBox="0 0 61 244" svg:d="M61 0c-44 77-61 163-61 244">
          <text:p/>
        </draw:path>
        <draw:line draw:style-name="gr8" draw:text-style-name="P2" draw:layer="layout" svg:x1="11.341cm" svg:y1="9.533cm" svg:x2="11.861cm" svg:y2="8.71cm">
          <text:p/>
        </draw:line>
        <draw:line draw:style-name="gr8" draw:text-style-name="P2" draw:layer="layout" svg:x1="8.636cm" svg:y1="8.753cm" svg:x2="9.053cm" svg:y2="7.909cm">
          <text:p/>
        </draw:line>
        <draw:path draw:style-name="gr8" draw:text-style-name="P2" draw:layer="layout" svg:width="1.118cm" svg:height="0.917cm" svg:x="8.636cm" svg:y="8.752cm" svg:viewBox="0 0 1119 918" svg:d="M0 0c423 265 800 575 1119 918">
          <text:p/>
        </draw:path>
        <draw:path draw:style-name="gr8" draw:text-style-name="P2" draw:layer="layout" svg:width="1.591cm" svg:height="0.445cm" svg:x="9.75cm" svg:y="9.532cm" svg:viewBox="0 0 1592 446" svg:d="M1592 0c-116 244-402 413-737 442-340 29-668-89-855-304">
          <text:p/>
        </draw:path>
        <draw:path draw:style-name="gr8" draw:text-style-name="P2" draw:layer="layout" svg:width="0.029cm" svg:height="0.113cm" svg:x="10.893cm" svg:y="9.295cm" svg:viewBox="0 0 30 114" svg:d="M0 114c22-35 30-75 30-114">
          <text:p/>
        </draw:path>
        <draw:path draw:style-name="gr8" draw:text-style-name="P2" draw:layer="layout" svg:width="0.84cm" svg:height="0.317cm" svg:x="10.082cm" svg:y="8.978cm" svg:viewBox="0 0 841 318" svg:d="M841 318c0-176-187-318-420-318-234 0-421 142-421 318">
          <text:p/>
        </draw:path>
        <draw:path draw:style-name="gr8" draw:text-style-name="P2" draw:layer="layout" svg:width="0.815cm" svg:height="0.319cm" svg:x="10.082cm" svg:y="9.295cm" svg:viewBox="0 0 816 320" svg:d="M0 0c0 156 146 290 347 315 201 28 398-56 469-202">
          <text:p/>
        </draw:path>
        <draw:line draw:style-name="gr8" draw:text-style-name="P2" draw:layer="layout" svg:x1="8.636cm" svg:y1="8.752cm" svg:x2="8.636cm" svg:y2="7.778cm">
          <text:p/>
        </draw:line>
        <draw:path draw:style-name="gr8" draw:text-style-name="P2" draw:layer="layout" svg:width="0.48cm" svg:height="0.716cm" svg:x="8.156cm" svg:y="7.062cm" svg:viewBox="0 0 481 717" svg:d="M481 717c0-63-18-134-46-208-29-68-64-135-110-198-88-124-202-233-325-311">
          <text:p/>
        </draw:path>
        <draw:polyline draw:style-name="gr8" draw:text-style-name="P2" draw:layer="layout" svg:width="1.327cm" svg:height="0.677cm" svg:x="6.829cm" svg:y="6.385cm" svg:viewBox="0 0 1328 678" draw:points="0,0 99,42 198,82 297,124 395,170 495,216 590,262 686,311 781,357 873,410 964,459 1056,512 1148,565 1240,622 1328,678">
          <text:p/>
        </draw:polyline>
        <draw:path draw:style-name="gr8" draw:text-style-name="P2" draw:layer="layout" svg:width="0.578cm" svg:height="0.065cm" svg:x="6.251cm" svg:y="6.32cm" svg:viewBox="0 0 579 66" svg:d="M579 66c-31-11-67-26-102-33-35-11-71-18-103-25-81-10-145-10-198-3-74 10-130 28-176 50">
          <text:p/>
        </draw:path>
        <draw:polyline draw:style-name="gr8" draw:text-style-name="P2" draw:layer="layout" svg:width="2.339cm" svg:height="1.348cm" svg:x="3.912cm" svg:y="6.374cm" svg:viewBox="0 0 2340 1349" draw:points="2340,0 2177,78 2012,159 1845,244 1679,332 1510,420 1344,515 1175,611 1009,709 839,808 670,914 501,1016 335,1127 166,1236 0,1349">
          <text:p/>
        </draw:polyline>
        <draw:line draw:style-name="gr8" draw:text-style-name="P2" draw:layer="layout" svg:x1="3.912cm" svg:y1="7.723cm" svg:x2="4.467cm" svg:y2="6.6cm">
          <text:p/>
        </draw:line>
        <draw:line draw:style-name="gr8" draw:text-style-name="P2" draw:layer="layout" svg:x1="2.176cm" svg:y1="6.922cm" svg:x2="2.502cm" svg:y2="6.039cm">
          <text:p/>
        </draw:line>
        <draw:path draw:style-name="gr8" draw:text-style-name="P2" draw:layer="layout" svg:width="1.086cm" svg:height="0.681cm" svg:x="2.12cm" svg:y="7.161cm" svg:viewBox="0 0 1087 682" svg:d="M1087 667c-264 43-544-7-756-138-208-127-331-324-331-529">
          <text:p/>
        </draw:path>
        <draw:path draw:style-name="gr8" draw:text-style-name="P2" draw:layer="layout" svg:width="0.06cm" svg:height="0.244cm" svg:x="2.12cm" svg:y="6.917cm" svg:viewBox="0 0 61 245" svg:d="M0 245c0-81 17-166 61-245">
          <text:p/>
        </draw:path>
        <draw:path draw:style-name="gr8" draw:text-style-name="P2" draw:layer="layout" svg:width="0.706cm" svg:height="0.106cm" svg:x="3.206cm" svg:y="7.722cm" svg:viewBox="0 0 707 107" svg:d="M0 107c233-47 466-82 707-107">
          <text:p/>
        </draw:path>
        <draw:path draw:style-name="gr8" draw:text-style-name="P2" draw:layer="layout" svg:width="0.029cm" svg:height="0.113cm" svg:x="3.407cm" svg:y="7.161cm" svg:viewBox="0 0 30 114" svg:d="M0 114c18-35 30-75 30-114">
          <text:p/>
        </draw:path>
        <draw:path draw:style-name="gr8" draw:text-style-name="P2" draw:layer="layout" svg:width="0.84cm" svg:height="0.321cm" svg:x="2.596cm" svg:y="6.84cm" svg:viewBox="0 0 841 322" svg:d="M841 322c0-176-191-322-420-322-234 0-421 146-421 322">
          <text:p/>
        </draw:path>
        <draw:path draw:style-name="gr8" draw:text-style-name="P2" draw:layer="layout" svg:width="0.811cm" svg:height="0.32cm" svg:x="2.596cm" svg:y="7.161cm" svg:viewBox="0 0 812 321" svg:d="M0 0c0 156 145 290 343 315 201 29 399-57 469-201">
          <text:p/>
        </draw:path>
        <draw:line draw:style-name="gr8" draw:text-style-name="P2" draw:layer="layout" svg:x1="2.176cm" svg:y1="4.646cm" svg:x2="2.176cm" svg:y2="6.917cm">
          <text:p/>
        </draw:line>
        <draw:path draw:style-name="gr8" draw:text-style-name="P2" draw:layer="layout" svg:width="0.018cm" svg:height="0.067cm" svg:x="9.923cm" svg:y="7.75cm" svg:viewBox="0 0 19 68" svg:d="M0 0c0 21 7 46 19 68">
          <text:p/>
        </draw:path>
        <draw:path draw:style-name="gr8" draw:text-style-name="P2" draw:layer="layout" svg:width="0.091cm" svg:height="0.056cm" svg:x="10.255cm" svg:y="7.916cm" svg:viewBox="0 0 92 57" svg:d="M0 57c46-7 78-28 92-57">
          <text:p/>
        </draw:path>
        <draw:path draw:style-name="gr8" draw:text-style-name="P2" draw:layer="layout" svg:width="0.42cm" svg:height="0.266cm" svg:x="9.934cm" svg:y="7.65cm" svg:viewBox="0 0 421 267" svg:d="M413 267c32-71-31-174-145-230-117-57-237-46-268 24">
          <text:p/>
        </draw:path>
        <draw:path draw:style-name="gr8" draw:text-style-name="P2" draw:layer="layout" svg:width="0.011cm" svg:height="0.043cm" svg:x="9.923cm" svg:y="7.711cm" svg:viewBox="0 0 12 44" svg:d="M12 0c-7 11-12 25-12 44">
          <text:p/>
        </draw:path>
        <draw:path draw:style-name="gr8" draw:text-style-name="P2" draw:layer="layout" svg:width="0.018cm" svg:height="0.067cm" svg:x="11.14cm" svg:y="6.635cm" svg:viewBox="0 0 19 68" svg:d="M0 0c0 21 8 47 19 68">
          <text:p/>
        </draw:path>
        <draw:path draw:style-name="gr8" draw:text-style-name="P2" draw:layer="layout" svg:width="0.092cm" svg:height="0.057cm" svg:x="11.472cm" svg:y="6.801cm" svg:viewBox="0 0 93 58" svg:d="M0 58c43-8 75-29 93-58">
          <text:p/>
        </draw:path>
        <draw:path draw:style-name="gr8" draw:text-style-name="P2" draw:layer="layout" svg:width="0.422cm" svg:height="0.266cm" svg:x="11.151cm" svg:y="6.536cm" svg:viewBox="0 0 423 267" svg:d="M414 267c35-71-32-174-145-230-113-57-233-46-269 24">
          <text:p/>
        </draw:path>
        <draw:path draw:style-name="gr8" draw:text-style-name="P2" draw:layer="layout" svg:width="0.011cm" svg:height="0.043cm" svg:x="11.14cm" svg:y="6.596cm" svg:viewBox="0 0 12 44" svg:d="M12 0c-8 11-12 30-12 44">
          <text:p/>
        </draw:path>
        <draw:path draw:style-name="gr8" draw:text-style-name="P2" draw:layer="layout" svg:width="0.021cm" svg:height="0.067cm" svg:x="3.933cm" svg:y="6.043cm" svg:viewBox="0 0 22 68" svg:d="M0 0c0 22 8 46 22 68">
          <text:p/>
        </draw:path>
        <draw:path draw:style-name="gr8" draw:text-style-name="P2" draw:layer="layout" svg:width="0.091cm" svg:height="0.06cm" svg:x="4.265cm" svg:y="6.205cm" svg:viewBox="0 0 92 61" svg:d="M0 61c42-7 78-28 92-61">
          <text:p/>
        </draw:path>
        <draw:path draw:style-name="gr8" draw:text-style-name="P2" draw:layer="layout" svg:width="0.422cm" svg:height="0.265cm" svg:x="3.944cm" svg:y="5.943cm" svg:viewBox="0 0 423 266" svg:d="M413 266c36-70-31-172-144-229s-238-47-269 25">
          <text:p/>
        </draw:path>
        <draw:path draw:style-name="gr8" draw:text-style-name="P2" draw:layer="layout" svg:width="0.011cm" svg:height="0.042cm" svg:x="3.933cm" svg:y="6.004cm" svg:viewBox="0 0 12 43" svg:d="M12 0c-7 10-12 25-12 43">
          <text:p/>
        </draw:path>
        <draw:path draw:style-name="gr8" draw:text-style-name="P2" draw:layer="layout" svg:width="0.021cm" svg:height="0.064cm" svg:x="2.716cm" svg:y="4.236cm" svg:viewBox="0 0 22 65" svg:d="M0 0c0 23 8 44 22 65">
          <text:p/>
        </draw:path>
        <draw:path draw:style-name="gr8" draw:text-style-name="P2" draw:layer="layout" svg:width="0.091cm" svg:height="0.056cm" svg:x="3.048cm" svg:y="4.399cm" svg:viewBox="0 0 92 57" svg:d="M0 57c46-8 78-26 92-57">
          <text:p/>
        </draw:path>
        <draw:path draw:style-name="gr8" draw:text-style-name="P2" draw:layer="layout" svg:width="0.424cm" svg:height="0.263cm" svg:x="2.726cm" svg:y="4.136cm" svg:viewBox="0 0 425 264" svg:d="M414 264c40-71-32-174-144-227-113-57-233-46-270 21">
          <text:p/>
        </draw:path>
        <draw:path draw:style-name="gr8" draw:text-style-name="P2" draw:layer="layout" svg:width="0.01cm" svg:height="0.042cm" svg:x="2.716cm" svg:y="4.194cm" svg:viewBox="0 0 11 43" svg:d="M11 0c-8 14-11 29-11 43">
          <text:p/>
        </draw:path>
        <draw:path draw:style-name="gr8" draw:text-style-name="P2" draw:layer="layout" svg:width="0.007cm" svg:height="0.029cm" svg:x="4.155cm" svg:y="2.13cm" svg:viewBox="0 0 8 30" svg:d="M8 0c0 11-4 22-8 30">
          <text:p/>
        </draw:path>
        <draw:path draw:style-name="gr8" draw:text-style-name="P2" draw:layer="layout" svg:width="0.275cm" svg:height="0.174cm" svg:x="3.88cm" svg:y="2.024cm" svg:viewBox="0 0 276 175" svg:d="M276 135c-21 46-102 53-177 15-74-37-117-104-92-150">
          <text:p/>
        </draw:path>
        <draw:path draw:style-name="gr8" draw:text-style-name="P2" draw:layer="layout" svg:width="0.275cm" svg:height="0.144cm" svg:x="3.887cm" svg:y="1.986cm" svg:viewBox="0 0 276 145" svg:d="M0 38c18-42 85-49 156-24 67 28 120 81 120 131">
          <text:p/>
        </draw:path>
        <draw:path draw:style-name="gr8" draw:text-style-name="P2" draw:layer="layout" svg:width="0.011cm" svg:height="0.049cm" svg:x="4.268cm" svg:y="2.166cm" svg:viewBox="0 0 12 50" svg:d="M12 0c0 18-4 32-12 50">
          <text:p/>
        </draw:path>
        <draw:path draw:style-name="gr8" draw:text-style-name="P2" draw:layer="layout" svg:width="0.505cm" svg:height="0.318cm" svg:x="3.763cm" svg:y="1.968cm" svg:viewBox="0 0 506 319" svg:d="M506 248c-42 81-187 95-321 28-137-67-216-191-174-276">
          <text:p/>
        </draw:path>
        <draw:path draw:style-name="gr8" draw:text-style-name="P2" draw:layer="layout" svg:width="0.505cm" svg:height="0.268cm" svg:x="3.774cm" svg:y="1.898cm" svg:viewBox="0 0 506 269" svg:d="M0 70c37-74 156-92 283-42 127 49 223 152 223 241">
          <text:p/>
        </draw:path>
        <draw:path draw:style-name="gr8" draw:text-style-name="P2" draw:layer="layout" svg:width="0.504cm" svg:height="0.318cm" svg:x="3.743cm" svg:y="2.003cm" svg:viewBox="0 0 505 319" svg:d="M505 248c-39 81-183 95-318 28-137-67-216-190-177-276">
          <text:p/>
        </draw:path>
        <draw:path draw:style-name="gr8" draw:text-style-name="P2" draw:layer="layout" svg:width="0.457cm" svg:height="0.289cm" svg:x="3.709cm" svg:y="2.137cm" svg:viewBox="0 0 458 290" svg:d="M458 224c-35 77-166 89-290 24-124-60-194-169-159-248">
          <text:p/>
        </draw:path>
        <draw:path draw:style-name="gr8" draw:text-style-name="P2" draw:layer="layout" svg:width="0.01cm" svg:height="0.042cm" svg:x="4.173cm" svg:y="2.328cm" svg:viewBox="0 0 11 43" svg:d="M11 0c0 15-3 29-11 43">
          <text:p/>
        </draw:path>
        <draw:path draw:style-name="gr8" draw:text-style-name="P2" draw:layer="layout" svg:width="0.477cm" svg:height="0.297cm" svg:x="3.697cm" svg:y="2.141cm" svg:viewBox="0 0 478 298" svg:d="M478 230c-39 78-178 92-305 28-130-63-201-181-162-258">
          <text:p/>
        </draw:path>
        <draw:path draw:style-name="gr8" draw:text-style-name="P2" draw:layer="layout" svg:width="0.028cm" svg:height="0.035cm" svg:x="3.707cm" svg:y="2.106cm" svg:viewBox="0 0 29 36" svg:d="M0 36c8-14 19-26 29-36">
          <text:p/>
        </draw:path>
        <draw:path draw:style-name="gr8" draw:text-style-name="P2" draw:layer="layout" svg:width="0.475cm" svg:height="0.298cm" svg:x="3.679cm" svg:y="2.176cm" svg:viewBox="0 0 476 299" svg:d="M476 230c-39 78-177 92-304 29-127-64-201-180-162-259">
          <text:p/>
        </draw:path>
        <draw:path draw:style-name="gr8" draw:text-style-name="P2" draw:layer="layout" svg:width="0.007cm" svg:height="0.028cm" svg:x="5.372cm" svg:y="3.94cm" svg:viewBox="0 0 8 29" svg:d="M8 0c0 7-3 18-8 29">
          <text:p/>
        </draw:path>
        <draw:path draw:style-name="gr8" draw:text-style-name="P2" draw:layer="layout" svg:width="0.275cm" svg:height="0.171cm" svg:x="5.097cm" svg:y="3.834cm" svg:viewBox="0 0 276 172" svg:d="M276 134c-22 44-103 51-177 14-74-38-117-102-92-148">
          <text:p/>
        </draw:path>
        <draw:path draw:style-name="gr8" draw:text-style-name="P2" draw:layer="layout" svg:width="0.275cm" svg:height="0.146cm" svg:x="5.104cm" svg:y="3.794cm" svg:viewBox="0 0 276 147" svg:d="M0 40c18-42 85-53 152-24 70 24 124 82 124 131">
          <text:p/>
        </draw:path>
        <draw:path draw:style-name="gr8" draw:text-style-name="P2" draw:layer="layout" svg:width="0.011cm" svg:height="0.049cm" svg:x="5.485cm" svg:y="3.972cm" svg:viewBox="0 0 12 50" svg:d="M12 0c0 17-5 36-12 50">
          <text:p/>
        </draw:path>
        <draw:path draw:style-name="gr8" draw:text-style-name="P2" draw:layer="layout" svg:width="0.505cm" svg:height="0.315cm" svg:x="4.98cm" svg:y="3.778cm" svg:viewBox="0 0 506 316" svg:d="M506 244c-42 85-188 95-322 28-137-67-215-191-173-272">
          <text:p/>
        </draw:path>
        <draw:path draw:style-name="gr8" draw:text-style-name="P2" draw:layer="layout" svg:width="0.505cm" svg:height="0.267cm" svg:x="4.991cm" svg:y="3.705cm" svg:viewBox="0 0 506 268" svg:d="M0 73c36-74 156-95 283-46 128 49 223 153 223 241">
          <text:p/>
        </draw:path>
        <draw:path draw:style-name="gr8" draw:text-style-name="P2" draw:layer="layout" svg:width="0.506cm" svg:height="0.315cm" svg:x="4.962cm" svg:y="3.813cm" svg:viewBox="0 0 507 316" svg:d="M507 244c-43 85-185 96-322 29-138-67-216-192-173-273">
          <text:p/>
        </draw:path>
        <draw:path draw:style-name="gr8" draw:text-style-name="P2" draw:layer="layout" svg:width="0.457cm" svg:height="0.288cm" svg:x="4.926cm" svg:y="3.944cm" svg:viewBox="0 0 458 289" svg:d="M458 222c-35 78-167 89-290 29-124-64-194-174-159-251">
          <text:p/>
        </draw:path>
        <draw:path draw:style-name="gr8" draw:text-style-name="P2" draw:layer="layout" svg:width="0.011cm" svg:height="0.046cm" svg:x="5.39cm" svg:y="4.134cm" svg:viewBox="0 0 12 47" svg:d="M12 0c0 18-4 33-12 47">
          <text:p/>
        </draw:path>
        <draw:path draw:style-name="gr8" draw:text-style-name="P2" draw:layer="layout" svg:width="0.477cm" svg:height="0.299cm" svg:x="4.914cm" svg:y="3.947cm" svg:viewBox="0 0 478 300" svg:d="M478 234c-39 78-173 88-300 25-135-64-206-177-167-259">
          <text:p/>
        </draw:path>
        <draw:path draw:style-name="gr8" draw:text-style-name="P2" draw:layer="layout" svg:width="0.029cm" svg:height="0.035cm" svg:x="4.924cm" svg:y="3.912cm" svg:viewBox="0 0 30 36" svg:d="M0 36c7-15 14-26 30-36">
          <text:p/>
        </draw:path>
        <draw:path draw:style-name="gr8" draw:text-style-name="P2" draw:layer="layout" svg:width="0.475cm" svg:height="0.299cm" svg:x="4.896cm" svg:y="3.982cm" svg:viewBox="0 0 476 300" svg:d="M476 234c-38 78-173 88-303 25-128-64-202-176-163-259">
          <text:p/>
        </draw:path>
        <draw:path draw:style-name="gr8" draw:text-style-name="P2" draw:layer="layout" svg:width="0.007cm" svg:height="0.028cm" svg:x="12.576cm" svg:y="4.533cm" svg:viewBox="0 0 8 29" svg:d="M8 0c0 10 0 18-8 29">
          <text:p/>
        </draw:path>
        <draw:path draw:style-name="gr8" draw:text-style-name="P2" draw:layer="layout" svg:width="0.277cm" svg:height="0.17cm" svg:x="12.302cm" svg:y="4.427cm" svg:viewBox="0 0 278 171" svg:d="M278 135c-25 42-103 49-177 14s-117-103-96-149">
          <text:p/>
        </draw:path>
        <draw:path draw:style-name="gr8" draw:text-style-name="P2" draw:layer="layout" svg:width="0.275cm" svg:height="0.146cm" svg:x="12.308cm" svg:y="4.386cm" svg:viewBox="0 0 276 147" svg:d="M0 40c21-42 88-53 155-25 72 25 121 86 121 132">
          <text:p/>
        </draw:path>
        <draw:path draw:style-name="gr8" draw:text-style-name="P2" draw:layer="layout" svg:width="0.014cm" svg:height="0.05cm" svg:x="12.689cm" svg:y="4.564cm" svg:viewBox="0 0 15 51" svg:d="M15 0c0 23-3 37-15 51">
          <text:p/>
        </draw:path>
        <draw:path draw:style-name="gr8" draw:text-style-name="P2" draw:layer="layout" svg:width="0.504cm" svg:height="0.316cm" svg:x="12.185cm" svg:y="4.37cm" svg:viewBox="0 0 505 317" svg:d="M505 245c-39 85-184 95-318 28-138-67-216-188-177-273">
          <text:p/>
        </draw:path>
        <draw:path draw:style-name="gr8" draw:text-style-name="P2" draw:layer="layout" svg:width="0.508cm" svg:height="0.268cm" svg:x="12.195cm" svg:y="4.3cm" svg:viewBox="0 0 509 269" svg:d="M0 70c39-74 159-91 287-42 127 46 222 153 222 241">
          <text:p/>
        </draw:path>
        <draw:path draw:style-name="gr8" draw:text-style-name="P2" draw:layer="layout" svg:width="0.505cm" svg:height="0.317cm" svg:x="12.169cm" svg:y="4.406cm" svg:viewBox="0 0 506 318" svg:d="M506 244c-43 85-187 99-322 28-138-67-215-188-173-272">
          <text:p/>
        </draw:path>
        <draw:path draw:style-name="gr8" draw:text-style-name="P2" draw:layer="layout" svg:width="0.458cm" svg:height="0.286cm" svg:x="12.132cm" svg:y="4.54cm" svg:viewBox="0 0 459 287" svg:d="M459 223c-35 74-166 85-289 25-124-60-199-174-159-248">
          <text:p/>
        </draw:path>
        <draw:path draw:style-name="gr8" draw:text-style-name="P2" draw:layer="layout" svg:width="0.011cm" svg:height="0.043cm" svg:x="12.597cm" svg:y="4.73cm" svg:viewBox="0 0 12 44" svg:d="M12 0c-5 14-8 28-12 44">
          <text:p/>
        </draw:path>
        <draw:path draw:style-name="gr8" draw:text-style-name="P2" draw:layer="layout" svg:width="0.479cm" svg:height="0.299cm" svg:x="12.118cm" svg:y="4.54cm" svg:viewBox="0 0 480 300" svg:d="M480 234c-42 77-176 88-303 24-132-63-206-176-167-258">
          <text:p/>
        </draw:path>
        <draw:path draw:style-name="gr8" draw:text-style-name="P2" draw:layer="layout" svg:width="0.032cm" svg:height="0.035cm" svg:x="12.128cm" svg:y="4.508cm" svg:viewBox="0 0 33 36" svg:d="M0 36c12-15 19-25 33-36">
          <text:p/>
        </draw:path>
        <draw:path draw:style-name="gr8" draw:text-style-name="P2" draw:layer="layout" svg:width="0.476cm" svg:height="0.301cm" svg:x="12.104cm" svg:y="4.575cm" svg:viewBox="0 0 477 302" svg:d="M477 234c-39 77-177 92-304 28-127-67-202-181-162-262">
          <text:p/>
        </draw:path>
        <draw:path draw:style-name="gr8" draw:text-style-name="P2" draw:layer="layout" svg:width="0.005cm" svg:height="0.025cm" svg:x="11.362cm" svg:y="5.647cm" svg:viewBox="0 0 6 26" svg:d="M6 0c0 12 0 19-6 26">
          <text:p/>
        </draw:path>
        <draw:path draw:style-name="gr8" draw:text-style-name="P2" draw:layer="layout" svg:width="0.276cm" svg:height="0.17cm" svg:x="11.085cm" svg:y="5.542cm" svg:viewBox="0 0 277 171" svg:d="M277 130c-24 47-102 54-177 18-74-39-116-102-95-148">
          <text:p/>
        </draw:path>
        <draw:path draw:style-name="gr8" draw:text-style-name="P2" draw:layer="layout" svg:width="0.275cm" svg:height="0.146cm" svg:x="11.091cm" svg:y="5.501cm" svg:viewBox="0 0 276 147" svg:d="M0 41c21-43 89-53 156-25 71 25 120 81 120 131">
          <text:p/>
        </draw:path>
        <draw:path draw:style-name="gr8" draw:text-style-name="P2" draw:layer="layout" svg:width="0.014cm" svg:height="0.05cm" svg:x="11.472cm" svg:y="5.679cm" svg:viewBox="0 0 15 51" svg:d="M15 0c0 18-4 37-15 51">
          <text:p/>
        </draw:path>
        <draw:path draw:style-name="gr8" draw:text-style-name="P2" draw:layer="layout" svg:width="0.505cm" svg:height="0.316cm" svg:x="10.97cm" svg:y="5.485cm" svg:viewBox="0 0 506 317" svg:d="M506 245c-42 84-188 95-325 28-134-67-212-187-170-273">
          <text:p/>
        </draw:path>
        <draw:path draw:style-name="gr8" draw:text-style-name="P2" draw:layer="layout" svg:width="0.505cm" svg:height="0.266cm" svg:x="10.981cm" svg:y="5.413cm" svg:viewBox="0 0 506 267" svg:d="M0 73c36-75 156-96 283-47 128 54 223 153 223 241">
          <text:p/>
        </draw:path>
        <draw:path draw:style-name="gr8" draw:text-style-name="P2" draw:layer="layout" svg:width="0.505cm" svg:height="0.316cm" svg:x="10.952cm" svg:y="5.52cm" svg:viewBox="0 0 506 317" svg:d="M506 244c-43 86-188 96-322 28-138-67-215-187-173-272">
          <text:p/>
        </draw:path>
        <draw:path draw:style-name="gr8" draw:text-style-name="P2" draw:layer="layout" svg:width="0.457cm" svg:height="0.288cm" svg:x="10.916cm" svg:y="5.651cm" svg:viewBox="0 0 458 289" svg:d="M458 222c-35 79-166 89-290 28-127-63-194-172-159-250">
          <text:p/>
        </draw:path>
        <draw:path draw:style-name="gr8" draw:text-style-name="P2" draw:layer="layout" svg:width="0.011cm" svg:height="0.042cm" svg:x="11.38cm" svg:y="5.842cm" svg:viewBox="0 0 12 43" svg:d="M12 0c0 17-4 32-12 43">
          <text:p/>
        </draw:path>
        <draw:path draw:style-name="gr8" draw:text-style-name="P2" draw:layer="layout" svg:width="0.476cm" svg:height="0.298cm" svg:x="10.904cm" svg:y="5.655cm" svg:viewBox="0 0 477 299" svg:d="M477 230c-39 81-173 92-304 28-131-63-201-181-163-258">
          <text:p/>
        </draw:path>
        <draw:path draw:style-name="gr8" draw:text-style-name="P2" draw:layer="layout" svg:width="0.029cm" svg:height="0.035cm" svg:x="10.914cm" svg:y="5.623cm" svg:viewBox="0 0 30 36" svg:d="M0 36c4-15 15-26 30-36">
          <text:p/>
        </draw:path>
        <draw:path draw:style-name="gr8" draw:text-style-name="P2" draw:layer="layout" svg:width="0.475cm" svg:height="0.299cm" svg:x="10.886cm" svg:y="5.69cm" svg:viewBox="0 0 476 300" svg:d="M476 234c-38 77-172 88-304 24-127-63-201-177-162-258">
          <text:p/>
        </draw:path>
        <draw:line draw:style-name="gr8" draw:text-style-name="P2" draw:layer="layout" svg:x1="2.12cm" svg:y1="7.161cm" svg:x2="2.12cm" svg:y2="4.889cm">
          <text:p/>
        </draw:line>
        <draw:line draw:style-name="gr8" draw:text-style-name="P2" draw:layer="layout" svg:x1="4.269cm" svg:y1="2.211cm" svg:x2="4.247cm" svg:y2="2.251cm">
          <text:p/>
        </draw:line>
        <draw:line draw:style-name="gr8" draw:text-style-name="P2" draw:layer="layout" svg:x1="3.775cm" svg:y1="1.968cm" svg:x2="3.757cm" svg:y2="2.008cm">
          <text:p/>
        </draw:line>
        <draw:line draw:style-name="gr8" draw:text-style-name="P2" draw:layer="layout" svg:x1="4.199cm" svg:y1="2.3cm" svg:x2="4.166cm" svg:y2="2.361cm">
          <text:p/>
        </draw:line>
        <draw:line draw:style-name="gr8" draw:text-style-name="P2" draw:layer="layout" svg:x1="3.751cm" svg:y1="2.077cm" svg:x2="3.718cm" svg:y2="2.138cm">
          <text:p/>
        </draw:line>
        <draw:line draw:style-name="gr8" draw:text-style-name="P2" draw:layer="layout" svg:x1="4.174cm" svg:y1="2.37cm" svg:x2="4.155cm" svg:y2="2.406cm">
          <text:p/>
        </draw:line>
        <draw:line draw:style-name="gr8" draw:text-style-name="P2" draw:layer="layout" svg:x1="3.708cm" svg:y1="2.141cm" svg:x2="3.69cm" svg:y2="2.177cm">
          <text:p/>
        </draw:line>
        <draw:line draw:style-name="gr8" draw:text-style-name="P2" draw:layer="layout" svg:x1="5.486cm" svg:y1="4.021cm" svg:x2="5.464cm" svg:y2="4.057cm">
          <text:p/>
        </draw:line>
        <draw:line draw:style-name="gr8" draw:text-style-name="P2" draw:layer="layout" svg:x1="4.992cm" svg:y1="3.778cm" svg:x2="4.974cm" svg:y2="3.814cm">
          <text:p/>
        </draw:line>
        <draw:line draw:style-name="gr8" draw:text-style-name="P2" draw:layer="layout" svg:x1="5.416cm" svg:y1="4.106cm" svg:x2="5.383cm" svg:y2="4.167cm">
          <text:p/>
        </draw:line>
        <draw:line draw:style-name="gr8" draw:text-style-name="P2" draw:layer="layout" svg:x1="4.968cm" svg:y1="3.887cm" svg:x2="4.935cm" svg:y2="3.948cm">
          <text:p/>
        </draw:line>
        <draw:line draw:style-name="gr8" draw:text-style-name="P2" draw:layer="layout" svg:x1="5.391cm" svg:y1="4.176cm" svg:x2="5.372cm" svg:y2="4.216cm">
          <text:p/>
        </draw:line>
        <draw:line draw:style-name="gr8" draw:text-style-name="P2" draw:layer="layout" svg:x1="4.925cm" svg:y1="3.947cm" svg:x2="4.907cm" svg:y2="3.987cm">
          <text:p/>
        </draw:line>
        <draw:line draw:style-name="gr8" draw:text-style-name="P2" draw:layer="layout" svg:x1="12.69cm" svg:y1="4.614cm" svg:x2="12.671cm" svg:y2="4.65cm">
          <text:p/>
        </draw:line>
        <draw:line draw:style-name="gr8" draw:text-style-name="P2" draw:layer="layout" svg:x1="12.2cm" svg:y1="4.37cm" svg:x2="12.181cm" svg:y2="4.41cm">
          <text:p/>
        </draw:line>
        <draw:line draw:style-name="gr8" draw:text-style-name="P2" draw:layer="layout" svg:x1="12.623cm" svg:y1="4.702cm" svg:x2="12.59cm" svg:y2="4.763cm">
          <text:p/>
        </draw:line>
        <draw:line draw:style-name="gr8" draw:text-style-name="P2" draw:layer="layout" svg:x1="12.171cm" svg:y1="4.48cm" svg:x2="12.142cm" svg:y2="4.541cm">
          <text:p/>
        </draw:line>
        <draw:line draw:style-name="gr8" draw:text-style-name="P2" draw:layer="layout" svg:x1="12.598cm" svg:y1="4.769cm" svg:x2="12.576cm" svg:y2="4.809cm">
          <text:p/>
        </draw:line>
        <draw:line draw:style-name="gr8" draw:text-style-name="P2" draw:layer="layout" svg:x1="12.133cm" svg:y1="4.54cm" svg:x2="12.114cm" svg:y2="4.583cm">
          <text:p/>
        </draw:line>
        <draw:line draw:style-name="gr8" draw:text-style-name="P2" draw:layer="layout" svg:x1="11.476cm" svg:y1="5.729cm" svg:x2="11.454cm" svg:y2="5.765cm">
          <text:p/>
        </draw:line>
        <draw:line draw:style-name="gr8" draw:text-style-name="P2" draw:layer="layout" svg:x1="10.982cm" svg:y1="5.485cm" svg:x2="10.964cm" svg:y2="5.521cm">
          <text:p/>
        </draw:line>
        <draw:line draw:style-name="gr8" draw:text-style-name="P2" draw:layer="layout" svg:x1="11.406cm" svg:y1="5.817cm" svg:x2="11.373cm" svg:y2="5.874cm">
          <text:p/>
        </draw:line>
        <draw:line draw:style-name="gr8" draw:text-style-name="P2" draw:layer="layout" svg:x1="10.958cm" svg:y1="5.595cm" svg:x2="10.925cm" svg:y2="5.656cm">
          <text:p/>
        </draw:line>
        <draw:line draw:style-name="gr8" draw:text-style-name="P2" draw:layer="layout" svg:x1="11.381cm" svg:y1="5.884cm" svg:x2="11.359cm" svg:y2="5.924cm">
          <text:p/>
        </draw:line>
        <draw:line draw:style-name="gr8" draw:text-style-name="P2" draw:layer="layout" svg:x1="10.915cm" svg:y1="5.655cm" svg:x2="10.897cm" svg:y2="5.694cm">
          <text:p/>
        </draw:line>
        <draw:path draw:style-name="gr1" draw:text-style-name="P1" draw:layer="layout" svg:width="9.994cm" svg:height="3.496cm" svg:x="15.437cm" svg:y="5.062cm" svg:viewBox="0 0 9995 3497" svg:d="M9995 3497v-3497h-2100l-2240 2237c-159 159-381 233-603 195l-1478-251c-332-56-579-342-579-681v-1500h-2995v3497z">
          <text:p/>
        </draw:path>
        <draw:polygon draw:style-name="gr7" draw:text-style-name="P2" draw:layer="layout" svg:width="0cm" svg:height="0cm" svg:x="20.432cm" svg:y="6.783cm" svg:viewBox="0 0 0 0" draw:points="0,0">
          <text:p/>
        </draw:polygon>
        <draw:path draw:style-name="gr9" draw:text-style-name="P1" draw:layer="layout" svg:width="0.801cm" svg:height="0.801cm" svg:x="21.582cm" svg:y="7.609cm" svg:viewBox="0 0 802 802" svg:d="M802 399c0 222-180 403-399 403-223 0-403-181-403-403 0-219 180-399 403-399 219 0 399 180 399 399z">
          <text:p/>
        </draw:path>
        <draw:polygon draw:style-name="gr7" draw:text-style-name="P2" draw:layer="layout" svg:width="0cm" svg:height="0cm" svg:x="20.432cm" svg:y="6.783cm" svg:viewBox="0 0 0 0" draw:points="0,0">
          <text:p/>
        </draw:polygon>
        <draw:path draw:style-name="gr9" draw:text-style-name="P1" draw:layer="layout" svg:width="0.801cm" svg:height="0.801cm" svg:x="18.485cm" svg:y="7.609cm" svg:viewBox="0 0 802 802" svg:d="M802 399c0 222-180 403-402 403-224 0-400-181-400-403 0-219 176-399 400-399 222 0 402 180 402 399z">
          <text:p/>
        </draw:path>
        <draw:polygon draw:style-name="gr7" draw:text-style-name="P2" draw:layer="layout" svg:width="0cm" svg:height="0cm" svg:x="20.432cm" svg:y="6.783cm" svg:viewBox="0 0 0 0" draw:points="0,0">
          <text:p/>
        </draw:polygon>
        <draw:path draw:style-name="gr9" draw:text-style-name="P1" draw:layer="layout" svg:width="0.664cm" svg:height="0.659cm" svg:x="23.3cm" svg:y="5.482cm" svg:viewBox="0 0 665 660" svg:d="M665 329c0 183-148 331-332 331-181 0-333-148-333-331 0-180 152-329 333-329 184 0 332 149 332 329z">
          <text:p/>
        </draw:path>
        <draw:polygon draw:style-name="gr7" draw:text-style-name="P2" draw:layer="layout" svg:width="0cm" svg:height="0cm" svg:x="20.432cm" svg:y="6.783cm" svg:viewBox="0 0 0 0" draw:points="0,0">
          <text:p/>
        </draw:polygon>
        <draw:path draw:style-name="gr9" draw:text-style-name="P1" draw:layer="layout" svg:width="0.66cm" svg:height="0.66cm" svg:x="24.602cm" svg:y="7.729cm" svg:viewBox="0 0 661 661" svg:d="M661 328c0 188-148 333-328 333-184 0-333-145-333-333 0-180 149-328 333-328 180 0 328 148 328 328z">
          <text:p/>
        </draw:path>
        <draw:polygon draw:style-name="gr7" draw:text-style-name="P2" draw:layer="layout" svg:width="0cm" svg:height="0cm" svg:x="20.432cm" svg:y="6.783cm" svg:viewBox="0 0 0 0" draw:points="0,0">
          <text:p/>
        </draw:polygon>
        <draw:path draw:style-name="gr9" draw:text-style-name="P1" draw:layer="layout" svg:width="0.659cm" svg:height="0.659cm" svg:x="16.905cm" svg:y="5.482cm" svg:viewBox="0 0 660 660" svg:d="M660 329c0 183-149 331-329 331-183 0-331-148-331-331 0-180 148-329 331-329 180 0 329 149 329 329z">
          <text:p/>
        </draw:path>
        <draw:polygon draw:style-name="gr7" draw:text-style-name="P2" draw:layer="layout" svg:width="0cm" svg:height="0cm" svg:x="20.432cm" svg:y="6.783cm" svg:viewBox="0 0 0 0" draw:points="0,0">
          <text:p/>
        </draw:polygon>
        <draw:path draw:style-name="gr9" draw:text-style-name="P1" draw:layer="layout" svg:width="0.66cm" svg:height="0.66cm" svg:x="15.606cm" svg:y="7.729cm" svg:viewBox="0 0 661 661" svg:d="M661 328c0 188-149 333-333 333-183 0-328-145-328-333 0-180 145-328 328-328 184 0 333 148 333 328z">
          <text:p/>
        </draw:path>
        <draw:polygon draw:style-name="gr7" draw:text-style-name="P2" draw:layer="layout" svg:width="0cm" svg:height="0cm" svg:x="20.432cm" svg:y="6.783cm" svg:viewBox="0 0 0 0" draw:points="0,0">
          <text:p/>
        </draw:polygon>
        <draw:path draw:style-name="gr9" draw:text-style-name="P1" draw:layer="layout" svg:width="0.459cm" svg:height="0.459cm" svg:x="15.705cm" svg:y="7.831cm" svg:viewBox="0 0 460 460" svg:d="M460 230c0 127-103 230-230 230s-230-103-230-230c0-131 103-230 230-230s230 99 230 230z">
          <text:p/>
        </draw:path>
        <draw:polygon draw:style-name="gr7" draw:text-style-name="P2" draw:layer="layout" svg:width="0cm" svg:height="0cm" svg:x="20.432cm" svg:y="6.783cm" svg:viewBox="0 0 0 0" draw:points="0,0">
          <text:p/>
        </draw:polygon>
        <draw:path draw:style-name="gr9" draw:text-style-name="P1" draw:layer="layout" svg:width="0.463cm" svg:height="0.459cm" svg:x="17.003cm" svg:y="5.58cm" svg:viewBox="0 0 464 460" svg:d="M464 231c0 127-103 229-231 229-127 0-233-102-233-229 0-128 106-231 233-231 128 0 231 103 231 231z">
          <text:p/>
        </draw:path>
        <draw:polygon draw:style-name="gr7" draw:text-style-name="P2" draw:layer="layout" svg:width="0cm" svg:height="0cm" svg:x="20.432cm" svg:y="6.783cm" svg:viewBox="0 0 0 0" draw:points="0,0">
          <text:p/>
        </draw:polygon>
        <draw:path draw:style-name="gr9" draw:text-style-name="P1" draw:layer="layout" svg:width="0.462cm" svg:height="0.459cm" svg:x="24.701cm" svg:y="7.831cm" svg:viewBox="0 0 463 460" svg:d="M463 230c0 127-102 230-233 230-127 0-230-103-230-230 0-131 103-230 230-230 131 0 233 99 233 230z">
          <text:p/>
        </draw:path>
        <draw:polygon draw:style-name="gr7" draw:text-style-name="P2" draw:layer="layout" svg:width="0cm" svg:height="0cm" svg:x="20.432cm" svg:y="6.783cm" svg:viewBox="0 0 0 0" draw:points="0,0">
          <text:p/>
        </draw:polygon>
        <draw:path draw:style-name="gr9" draw:text-style-name="P1" draw:layer="layout" svg:width="0.458cm" svg:height="0.459cm" svg:x="23.403cm" svg:y="5.58cm" svg:viewBox="0 0 459 460" svg:d="M459 231c0 127-102 229-229 229-128 0-230-102-230-229 0-128 102-231 230-231 127 0 229 103 229 231z">
          <text:p/>
        </draw:path>
        <draw:polygon draw:style-name="gr7" draw:text-style-name="P2" draw:layer="layout" svg:width="0cm" svg:height="0cm" svg:x="20.432cm" svg:y="6.783cm" svg:viewBox="0 0 0 0" draw:points="0,0">
          <text:p/>
        </draw:polygon>
        <draw:line draw:style-name="gr8" draw:text-style-name="P2" draw:layer="layout" svg:x1="25.431cm" svg:y1="8.558cm" svg:x2="15.437cm" svg:y2="8.558cm">
          <text:p/>
        </draw:line>
        <draw:line draw:style-name="gr8" draw:text-style-name="P2" draw:layer="layout" svg:x1="15.437cm" svg:y1="8.558cm" svg:x2="15.437cm" svg:y2="5.062cm">
          <text:p/>
        </draw:line>
        <draw:line draw:style-name="gr8" draw:text-style-name="P2" draw:layer="layout" svg:x1="15.437cm" svg:y1="5.062cm" svg:x2="18.432cm" svg:y2="5.062cm">
          <text:p/>
        </draw:line>
        <draw:line draw:style-name="gr8" draw:text-style-name="P2" draw:layer="layout" svg:x1="18.432cm" svg:y1="5.062cm" svg:x2="18.432cm" svg:y2="6.561cm">
          <text:p/>
        </draw:line>
        <draw:path draw:style-name="gr8" draw:text-style-name="P2" draw:layer="layout" svg:width="0.579cm" svg:height="0.681cm" svg:x="18.432cm" svg:y="6.561cm" svg:viewBox="0 0 580 682" svg:d="M0 0c0 335 247 626 580 682">
          <text:p/>
        </draw:path>
        <draw:line draw:style-name="gr8" draw:text-style-name="P2" draw:layer="layout" svg:x1="19.011cm" svg:y1="7.242cm" svg:x2="20.49cm" svg:y2="7.494cm">
          <text:p/>
        </draw:line>
        <draw:path draw:style-name="gr8" draw:text-style-name="P2" draw:layer="layout" svg:width="0.607cm" svg:height="0.205cm" svg:x="20.489cm" svg:y="7.298cm" svg:viewBox="0 0 608 206" svg:d="M0 196c222 38 449-36 608-196">
          <text:p/>
        </draw:path>
        <draw:line draw:style-name="gr8" draw:text-style-name="P2" draw:layer="layout" svg:x1="23.333cm" svg:y1="5.062cm" svg:x2="21.092cm" svg:y2="7.299cm">
          <text:p/>
        </draw:line>
        <draw:line draw:style-name="gr8" draw:text-style-name="P2" draw:layer="layout" svg:x1="23.332cm" svg:y1="5.062cm" svg:x2="25.431cm" svg:y2="5.062cm">
          <text:p/>
        </draw:line>
        <draw:line draw:style-name="gr8" draw:text-style-name="P2" draw:layer="layout" svg:x1="25.431cm" svg:y1="8.558cm" svg:x2="25.431cm" svg:y2="5.062cm">
          <text:p/>
        </draw:line>
        <draw:path draw:style-name="gr8" draw:text-style-name="P2" draw:layer="layout" svg:width="0.463cm" svg:height="0.459cm" svg:x="17.003cm" svg:y="5.58cm" svg:viewBox="0 0 464 460" svg:d="M464 231c0 127-103 229-231 229-127 0-233-102-233-229 0-128 106-231 233-231 128 0 231 103 231 231z">
          <text:p/>
        </draw:path>
        <draw:path draw:style-name="gr8" draw:text-style-name="P2" draw:layer="layout" svg:width="0.459cm" svg:height="0.459cm" svg:x="15.705cm" svg:y="7.831cm" svg:viewBox="0 0 460 460" svg:d="M460 230c0 127-103 230-230 230s-230-103-230-230c0-131 103-230 230-230s230 99 230 230z">
          <text:p/>
        </draw:path>
        <draw:path draw:style-name="gr8" draw:text-style-name="P2" draw:layer="layout" svg:width="0.458cm" svg:height="0.459cm" svg:x="23.403cm" svg:y="5.58cm" svg:viewBox="0 0 459 460" svg:d="M459 231c0 127-102 229-229 229-128 0-230-102-230-229 0-128 102-231 230-231 127 0 229 103 229 231z">
          <text:p/>
        </draw:path>
        <draw:path draw:style-name="gr8" draw:text-style-name="P2" draw:layer="layout" svg:width="0.462cm" svg:height="0.459cm" svg:x="24.701cm" svg:y="7.831cm" svg:viewBox="0 0 463 460" svg:d="M463 230c0 127-102 230-233 230-127 0-230-103-230-230 0-131 103-230 230-230 131 0 233 99 233 230z">
          <text:p/>
        </draw:path>
        <draw:polygon draw:style-name="gr7" draw:text-style-name="P2" draw:layer="layout" svg:width="0cm" svg:height="0cm" svg:x="20.432cm" svg:y="6.783cm" svg:viewBox="0 0 0 0" draw:points="0,0">
          <text:p/>
        </draw:polygon>
        <draw:polyline draw:style-name="gr8" draw:text-style-name="P2" draw:layer="layout" svg:width="6.209cm" svg:height="2.441cm" svg:x="16.146cm" svg:y="8.149cm" svg:viewBox="0 0 6210 2442" draw:points="6210,2442 5713,2442 0,0">
          <text:p/>
        </draw:polyline>
        <draw:polygon draw:style-name="gr10" draw:text-style-name="P3" draw:layer="layout" svg:width="0.494cm" svg:height="0.275cm" svg:x="16.146cm" svg:y="8.149cm" svg:viewBox="0 0 495 276" draw:points="0,0 428,276 495,120">
          <text:p/>
        </draw:polygon>
        <draw:polygon draw:style-name="gr7" draw:text-style-name="P2" draw:layer="layout" svg:width="0cm" svg:height="0cm" svg:x="20.432cm" svg:y="6.783cm" svg:viewBox="0 0 0 0" draw:points="0,0">
          <text:p/>
        </draw:polygon>
        <draw:polyline draw:style-name="gr8" draw:text-style-name="P2" draw:layer="layout" svg:width="4.971cm" svg:height="4.607cm" svg:x="17.395cm" svg:y="5.976cm" svg:viewBox="0 0 4972 4608" draw:points="4972,4608 4470,4608 0,0">
          <text:p/>
        </draw:polyline>
        <draw:polygon draw:style-name="gr10" draw:text-style-name="P3" draw:layer="layout" svg:width="0.409cm" svg:height="0.416cm" svg:x="17.395cm" svg:y="5.976cm" svg:viewBox="0 0 410 417" draw:points="0,0 289,417 410,300">
          <text:p/>
        </draw:polygon>
        <draw:polygon draw:style-name="gr7" draw:text-style-name="P2" draw:layer="layout" svg:width="0cm" svg:height="0cm" svg:x="20.432cm" svg:y="6.783cm" svg:viewBox="0 0 0 0" draw:points="0,0">
          <text:p/>
        </draw:polygon>
        <draw:polyline draw:style-name="gr8" draw:text-style-name="P2" draw:layer="layout" svg:width="1.626cm" svg:height="4.583cm" svg:x="21.953cm" svg:y="6.032cm" svg:viewBox="0 0 1627 4584" draw:points="0,4584 501,4584 1627,0">
          <text:p/>
        </draw:polyline>
        <draw:polygon draw:style-name="gr10" draw:text-style-name="P3" draw:layer="layout" svg:width="0.201cm" svg:height="0.508cm" svg:x="23.378cm" svg:y="6.032cm" svg:viewBox="0 0 202 509" draw:points="202,0 0,470 163,509">
          <text:p/>
        </draw:polygon>
        <draw:polygon draw:style-name="gr7" draw:text-style-name="P2" draw:layer="layout" svg:width="0cm" svg:height="0cm" svg:x="20.432cm" svg:y="6.783cm" svg:viewBox="0 0 0 0" draw:points="0,0">
          <text:p/>
        </draw:polygon>
        <draw:polyline draw:style-name="gr8" draw:text-style-name="P2" draw:layer="layout" svg:width="2.823cm" svg:height="2.392cm" svg:x="21.949cm" svg:y="8.223cm" svg:viewBox="0 0 2824 2393" draw:points="0,2393 501,2393 2824,0">
          <text:p/>
        </draw:polyline>
        <draw:polygon draw:style-name="gr10" draw:text-style-name="P3" draw:layer="layout" svg:width="0.41cm" svg:height="0.42cm" svg:x="24.362cm" svg:y="8.223cm" svg:viewBox="0 0 411 421" draw:points="411,0 0,303 120,421">
          <text:p/>
        </draw:polygon>
        <draw:frame draw:style-name="gr11" draw:text-style-name="P5" draw:layer="layout" svg:width="9.04cm" svg:height="0.623cm" svg:x="17.614cm" svg:y="11.306cm">
          <draw:text-box>
            <text:p text:style-name="P4"><text:span text:style-name="T1">4X M3 Brass Inserts [HD-MS0030]</text:span></text:p>
          </draw:text-box>
        </draw:frame>
        <draw:frame draw:style-name="gr12" draw:text-style-name="P6" draw:layer="layout" svg:width="0.119cm" svg:height="0.141cm" svg:x="22.363cm" svg:y="12.391cm">
          <draw:text-box>
            <text:p text:style-name="P4"><text:span text:style-name="T2"><text:s/></text:span></text:p>
          </draw:text-box>
        </draw:frame>
        <draw:frame draw:style-name="gr13" draw:text-style-name="P7" draw:layer="layout" svg:width="0.666cm" svg:height="0.78cm" svg:x="27.661cm" svg:y="19.25cm">
          <draw:text-box>
            <text:p text:style-name="P4"><text:span text:style-name="T3">X</text:span></text:p>
          </draw:text-box>
        </draw:frame>
        <draw:frame draw:style-name="gr12" draw:text-style-name="P6" draw:layer="layout" svg:width="0.119cm" svg:height="0.141cm" svg:x="28.071cm" svg:y="19.747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4:28.288103718</dc:date>
    <meta:editing-duration>PT20S</meta:editing-duration>
    <meta:editing-cycles>1</meta:editing-cycles>
    <meta:document-statistic meta:object-count="568"/>
    <meta:generator>LibreOffice/5.2.7.2$Linux_X86_64 LibreOffice_project/20m0$Build-2</meta:generator>
  </office:meta>
</office:document-meta>
</file>